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4F578CF035883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24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38cm"/>
    </style:style>
    <style:style style:name="gr1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>
      <style:graphic-properties style:protect="size"/>
    </style:style>
    <style:style style:name="gr2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2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0cm"/>
    </style:style>
    <style:style style:name="gr41" style:family="graphic" style:parent-style-name="standard">
      <style:graphic-properties draw:stroke="none" svg:stroke-width="0.035cm" draw:marker-start-width="0.252cm" draw:marker-end-width="0.252cm" draw:fill-color="#000000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3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0.231cm"/>
    </style:style>
    <style:style style:name="gr4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7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7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11cm" fo:min-width="2.86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5cm" fo:min-width="2.832cm" fo:padding-top="0.142cm" fo:padding-bottom="0.142cm" fo:padding-left="0.267cm" fo:padding-right="0.267cm"/>
    </style:style>
    <style:style style:name="gr7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0.275cm, 9.219cm, 9.589cm, 8.559cm)" draw:image-opacity="100%" style:mirror="none"/>
    </style:style>
    <style:style style:name="gr7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7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6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39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25cm"/>
    </style:style>
    <style:style style:name="gr8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955cm" fo:min-width="4.291cm" fo:padding-top="0.142cm" fo:padding-bottom="0.142cm" fo:padding-left="0.267cm" fo:padding-right="0.267cm"/>
    </style:style>
    <style:style style:name="gr8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921cm" fo:min-width="4.257cm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263cm"/>
    </style:style>
    <style:style style:name="gr8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218cm"/>
    </style:style>
    <style:style style:name="gr8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23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thJax_Main"/>
    </style:style>
    <style:style style:name="P6" style:family="paragraph">
      <loext:graphic-properties draw:fill="none" draw:fill-color="#ffffff"/>
      <style:text-properties style:font-name="MathJax_Math"/>
    </style:style>
    <style:style style:name="P7" style:family="paragraph">
      <loext:graphic-properties draw:fill="none" draw:fill-color="#ffffff"/>
      <style:text-properties style:font-name="MathJax_Main" fo:font-size="16pt"/>
    </style:style>
    <style:style style:name="P8" style:family="paragraph">
      <loext:graphic-properties draw:fill="none" draw:fill-color="#ffffff"/>
      <style:text-properties style:font-name="MathJax_Math" fo:font-size="16pt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style:font-name="MathJax_Main" fo:font-size="14pt"/>
    </style:style>
    <style:style style:name="P11" style:family="paragraph">
      <loext:graphic-properties draw:fill="none" draw:fill-color="#ffffff"/>
      <style:text-properties style:font-name="MathJax_Math" fo:font-size="14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  <style:text-properties fo:font-size="13pt"/>
    </style:style>
    <style:style style:name="P14" style:family="paragraph">
      <loext:graphic-properties draw:fill-color="#000000"/>
      <style:paragraph-properties fo:text-align="center"/>
      <style:text-properties fo:font-size="13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style:font-name="MathJax_Math" fo:font-size="13pt"/>
    </style:style>
    <style:style style:name="P18" style:family="paragraph">
      <loext:graphic-properties draw:fill="none" draw:fill-color="#ffffff"/>
      <style:text-properties style:font-name="MathJax_Main" fo:font-size="13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text-properties fo:font-size="11pt"/>
    </style:style>
    <style:style style:name="P21" style:family="paragraph">
      <loext:graphic-properties draw:fill="none" draw:fill-color="#ffffff"/>
      <style:text-properties style:font-name="MathJax_Main" fo:font-size="11pt"/>
    </style:style>
    <style:style style:name="P22" style:family="paragraph">
      <loext:graphic-properties draw:fill="none" draw:fill-color="#ffffff"/>
      <style:text-properties style:font-name="MathJax_Main" fo:font-size="12pt"/>
    </style:style>
    <style:style style:name="P23" style:family="paragraph">
      <style:text-properties fo:font-size="8pt"/>
    </style:style>
    <style:style style:name="P24" style:family="paragraph">
      <loext:graphic-properties draw:fill="none" draw:fill-color="#ffffff"/>
      <style:text-properties style:font-name="MathJax_Main" fo:font-size="8pt"/>
    </style:style>
    <style:style style:name="P25" style:family="paragraph">
      <style:text-properties fo:font-size="13pt"/>
    </style:style>
    <style:style style:name="T1" style:family="text">
      <style:text-properties style:font-name="MathJax_Main"/>
    </style:style>
    <style:style style:name="T2" style:family="text">
      <style:text-properties style:font-name="MathJax_Math"/>
    </style:style>
    <style:style style:name="T3" style:family="text">
      <style:text-properties style:font-name="MathJax_Main" fo:font-size="16pt"/>
    </style:style>
    <style:style style:name="T4" style:family="text">
      <style:text-properties style:font-name="MathJax_Math" fo:font-size="16pt"/>
    </style:style>
    <style:style style:name="T5" style:family="text">
      <style:text-properties style:font-name="MathJax_Math" fo:font-size="13pt"/>
    </style:style>
    <style:style style:name="T6" style:family="text">
      <style:text-properties style:font-name="MathJax_Main" fo:font-size="13pt"/>
    </style:style>
    <style:style style:name="T7" style:family="text">
      <style:text-properties style:font-name="MathJax_Main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2.481cm" svg:y1="6.4cm" svg:x2="2.481cm" svg:y2="1.8cm">
          <text:p/>
        </draw:line>
        <draw:line draw:style-name="gr2" draw:text-style-name="P1" draw:layer="layout" svg:x1="1.617cm" svg:y1="5.624cm" svg:x2="6.217cm" svg:y2="5.624cm">
          <text:p/>
        </draw:line>
        <draw:custom-shape draw:style-name="gr3" draw:text-style-name="P2" draw:layer="layout" svg:width="0.2cm" svg:height="0.4cm" svg:x="2.381cm" svg:y="1.6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.629cm" svg:y1="5.64cm" svg:x2="6.229cm" svg:y2="5.64cm">
            <text:p/>
          </draw:line>
          <draw:custom-shape draw:style-name="gr3" draw:text-style-name="P2" draw:layer="layout" svg:width="0.2cm" svg:height="0.4cm" draw:transform="rotate (-1.5707963267949) translate (6.417cm 5.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4.017cm" svg:y1="2.6cm" svg:x2="2.481cm" svg:y2="5.64cm">
          <text:p/>
        </draw:line>
        <draw:line draw:style-name="gr4" draw:text-style-name="P1" draw:layer="layout" svg:x1="5.617cm" svg:y1="5.624cm" svg:x2="4.017cm" svg:y2="2.6cm">
          <text:p/>
        </draw:line>
        <draw:line draw:style-name="gr5" draw:text-style-name="P3" draw:layer="layout" svg:x1="2.482cm" svg:y1="6.409cm" svg:x2="2.482cm" svg:y2="1.809cm">
          <text:p/>
        </draw:line>
        <draw:custom-shape draw:style-name="gr6" draw:text-style-name="P4" draw:layer="layout" svg:width="0.2cm" svg:height="0.4cm" svg:x="2.382cm" svg:y="1.6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4.017cm" svg:y1="5.624cm" svg:x2="4.017cm" svg:y2="2.6cm">
          <text:p/>
        </draw:line>
        <draw:frame draw:style-name="gr8" draw:text-style-name="P5" draw:layer="layout" svg:width="2.945cm" svg:height="0.997cm" svg:x="1.6cm" svg:y="6.485cm">
          <draw:text-box>
            <text:p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o</text:span><text:span text:style-name="T1">f</text:span></text:p>
          </draw:text-box>
        </draw:frame>
        <draw:frame draw:style-name="gr9" draw:text-style-name="P6" draw:layer="layout" svg:width="2.526cm" svg:height="0.848cm" svg:x="4.291cm" svg:y="6.6cm">
          <draw:text-box>
            <text:p><text:span text:style-name="T2">y</text:span><text:span text:style-name="T2">=</text:span><text:span text:style-name="T2">f</text:span><text:span text:style-name="T2">(</text:span><text:span text:style-name="T2">x</text:span><text:span text:style-name="T2">)</text:span></text:p>
          </draw:text-box>
        </draw:frame>
        <draw:frame draw:style-name="gr8" draw:text-style-name="P5" draw:layer="layout" svg:width="2.945cm" svg:height="0.997cm" svg:x="7.8cm" svg:y="6.485cm">
          <draw:text-box>
            <text:p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o</text:span><text:span text:style-name="T1">f</text:span></text:p>
          </draw:text-box>
        </draw:frame>
        <draw:frame draw:style-name="gr10" draw:text-style-name="P6" draw:layer="layout" svg:width="2.517cm" svg:height="0.848cm" svg:x="10.491cm" svg:y="6.6cm">
          <draw:text-box>
            <text:p><text:span text:style-name="T2">y</text:span><text:span text:style-name="T2">=</text:span><text:span text:style-name="T2">g</text:span><text:span text:style-name="T2">(</text:span><text:span text:style-name="T2">x</text:span><text:span text:style-name="T2">)</text:span></text:p>
          </draw:text-box>
        </draw:frame>
        <draw:line draw:style-name="gr7" draw:text-style-name="P1" draw:layer="layout" svg:x1="2.482cm" svg:y1="2.585cm" svg:x2="4.017cm" svg:y2="2.559cm">
          <text:p/>
        </draw:line>
        <draw:frame draw:style-name="gr11" draw:text-style-name="P7" draw:layer="layout" svg:width="0.786cm" svg:height="0.911cm" svg:x="5.217cm" svg:y="5.4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3.651cm" svg:y="5.4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3.651cm" svg:y="6cm">
          <draw:text-box>
            <text:p><text:span text:style-name="T3">2</text:span></text:p>
          </draw:text-box>
        </draw:frame>
        <draw:line draw:style-name="gr4" draw:text-style-name="P1" draw:layer="layout" svg:x1="3.817cm" svg:y1="6.183cm" svg:x2="4.217cm" svg:y2="6.183cm">
          <text:p/>
        </draw:line>
        <draw:frame draw:style-name="gr11" draw:text-style-name="P7" draw:layer="layout" svg:width="0.786cm" svg:height="0.911cm" svg:x="1.915cm" svg:y="2.1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1.868cm" svg:y="1.4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5.783cm" svg:y="5.492cm">
          <draw:text-box>
            <text:p><text:span text:style-name="T4">x</text:span></text:p>
          </draw:text-box>
        </draw:frame>
        <draw:line draw:style-name="gr1" draw:text-style-name="P1" draw:layer="layout" svg:x1="8.698cm" svg:y1="6.4cm" svg:x2="8.698cm" svg:y2="1.8cm">
          <text:p/>
        </draw:line>
        <draw:line draw:style-name="gr2" draw:text-style-name="P1" draw:layer="layout" svg:x1="7.834cm" svg:y1="5.624cm" svg:x2="12.434cm" svg:y2="5.624cm">
          <text:p/>
        </draw:line>
        <draw:custom-shape draw:style-name="gr3" draw:text-style-name="P2" draw:layer="layout" svg:width="0.2cm" svg:height="0.4cm" svg:x="8.598cm" svg:y="1.6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7.846cm" svg:y1="5.64cm" svg:x2="12.446cm" svg:y2="5.64cm">
            <text:p/>
          </draw:line>
          <draw:custom-shape draw:style-name="gr3" draw:text-style-name="P2" draw:layer="layout" svg:width="0.2cm" svg:height="0.4cm" draw:transform="rotate (-1.5707963267949) translate (12.634cm 5.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1.811cm" svg:y1="2.555cm" svg:x2="9.744cm" svg:y2="3.58cm">
          <text:p/>
        </draw:line>
        <draw:line draw:style-name="gr14" draw:text-style-name="P3" draw:layer="layout" svg:x1="8.699cm" svg:y1="6.409cm" svg:x2="8.699cm" svg:y2="1.809cm">
          <text:p/>
        </draw:line>
        <draw:custom-shape draw:style-name="gr15" draw:text-style-name="P4" draw:layer="layout" svg:width="0.2cm" svg:height="0.4cm" svg:x="8.599cm" svg:y="1.6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9.744cm" svg:y1="3.58cm" svg:x2="8.698cm" svg:y2="5.64cm">
          <text:p/>
        </draw:line>
        <draw:line draw:style-name="gr7" draw:text-style-name="P1" draw:layer="layout" svg:x1="11.811cm" svg:y1="5.624cm" svg:x2="11.811cm" svg:y2="2.6cm">
          <text:p/>
        </draw:line>
        <draw:line draw:style-name="gr7" draw:text-style-name="P1" draw:layer="layout" svg:x1="8.699cm" svg:y1="2.585cm" svg:x2="11.811cm" svg:y2="2.533cm">
          <text:p/>
        </draw:line>
        <draw:frame draw:style-name="gr11" draw:text-style-name="P7" draw:layer="layout" svg:width="0.786cm" svg:height="0.911cm" svg:x="11.451cm" svg:y="5.454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9.367cm" svg:y="5.472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8.132cm" svg:y="2.1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8.085cm" svg:y="1.4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2cm" svg:y="5.492cm">
          <draw:text-box>
            <text:p><text:span text:style-name="T4">x</text:span></text:p>
          </draw:text-box>
        </draw:frame>
        <draw:line draw:style-name="gr7" draw:text-style-name="P1" draw:layer="layout" svg:x1="9.744cm" svg:y1="5.624cm" svg:x2="9.744cm" svg:y2="3.58cm">
          <text:p/>
        </draw:line>
        <draw:line draw:style-name="gr7" draw:text-style-name="P1" draw:layer="layout" svg:x1="8.699cm" svg:y1="3.58cm" svg:x2="9.744cm" svg:y2="3.563cm">
          <text:p/>
        </draw:line>
        <draw:frame draw:style-name="gr11" draw:text-style-name="P7" draw:layer="layout" svg:width="0.786cm" svg:height="0.911cm" svg:x="8.132cm" svg:y="3.149cm">
          <draw:text-box>
            <text:p><text:span text:style-name="T3">2</text:span></text:p>
          </draw:text-box>
        </draw:frame>
        <draw:frame draw:style-name="gr16" draw:text-style-name="P7" draw:layer="layout" svg:width="0.938cm" svg:height="0.911cm" svg:x="7.983cm" svg:y="5.459cm">
          <draw:text-box>
            <text:p><text:span text:style-name="T3">O</text:span></text:p>
          </draw:text-box>
        </draw:frame>
        <draw:frame draw:style-name="gr16" draw:text-style-name="P7" draw:layer="layout" svg:width="0.938cm" svg:height="0.911cm" svg:x="1.783cm" svg:y="5.459cm">
          <draw:text-box>
            <text:p><text:span text:style-name="T3">O</text:span></text:p>
          </draw:text-box>
        </draw:frame>
        <draw:line draw:style-name="gr1" draw:text-style-name="P1" draw:layer="layout" svg:x1="2.264cm" svg:y1="13.248cm" svg:x2="2.264cm" svg:y2="8.648cm">
          <text:p/>
        </draw:line>
        <draw:custom-shape draw:style-name="gr3" draw:text-style-name="P2" draw:layer="layout" svg:width="0.2cm" svg:height="0.4cm" svg:x="2.164cm" svg:y="8.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.8cm" svg:y1="12.488cm" svg:x2="6.988cm" svg:y2="12.488cm">
            <text:p/>
          </draw:line>
          <draw:custom-shape draw:style-name="gr3" draw:text-style-name="P2" draw:layer="layout" svg:width="0.226cm" svg:height="0.373cm" draw:transform="rotate (-1.5707963267949) translate (7.2cm 12.37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7" draw:text-style-name="P3" draw:layer="layout" svg:x1="2.265cm" svg:y1="13.648cm" svg:x2="2.265cm" svg:y2="8.657cm">
          <text:p/>
        </draw:line>
        <draw:custom-shape draw:style-name="gr18" draw:text-style-name="P4" draw:layer="layout" svg:width="0.2cm" svg:height="0.4cm" svg:x="2.165cm" svg:y="8.4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0.786cm" svg:height="0.911cm" svg:x="5.262cm" svg:y="12.297cm">
          <draw:text-box>
            <text:p text:style-name="P9"><text:span text:style-name="T1">4</text:span></text:p>
          </draw:text-box>
        </draw:frame>
        <draw:frame draw:style-name="gr12" draw:text-style-name="P11" draw:layer="layout" svg:width="0.777cm" svg:height="0.776cm" svg:x="1.627cm" svg:y="8.2cm">
          <draw:text-box>
            <text:p text:style-name="P9"><text:span text:style-name="T2">y</text:span></text:p>
          </draw:text-box>
        </draw:frame>
        <draw:frame draw:style-name="gr13" draw:text-style-name="P11" draw:layer="layout" svg:width="0.824cm" svg:height="0.776cm" svg:x="6.776cm" svg:y="12.331cm">
          <draw:text-box>
            <text:p text:style-name="P9"><text:span text:style-name="T2">x</text:span></text:p>
          </draw:text-box>
        </draw:frame>
        <draw:frame draw:style-name="gr16" draw:text-style-name="P7" draw:layer="layout" svg:width="0.938cm" svg:height="0.911cm" svg:x="1.566cm" svg:y="12.307cm">
          <draw:text-box>
            <text:p><text:span text:style-name="T3">O</text:span></text:p>
          </draw:text-box>
        </draw:frame>
        <draw:frame draw:style-name="gr11" draw:text-style-name="P10" draw:layer="layout" svg:width="0.786cm" svg:height="0.911cm" svg:x="2.696cm" svg:y="12.297cm">
          <draw:text-box>
            <text:p text:style-name="P9"><text:span text:style-name="T1">1</text:span></text:p>
          </draw:text-box>
        </draw:frame>
        <draw:path draw:style-name="gr4" draw:text-style-name="P1" draw:layer="layout" svg:width="6.419cm" svg:height="4.702cm" draw:transform="skewX (-0.75101517713316) rotate (-1.18804562183254) translate (4.52295477011629cm 4.41923216366873cm)" svg:viewBox="0 0 6420 4703" svg:d="M0 4703c6961-1 6410-4703 6410-4703">
          <text:p/>
        </draw:path>
        <draw:line draw:style-name="gr1" draw:text-style-name="P1" draw:layer="layout" svg:x1="14.974cm" svg:y1="6.3cm" svg:x2="14.974cm" svg:y2="1.7cm">
          <text:p/>
        </draw:line>
        <draw:line draw:style-name="gr2" draw:text-style-name="P1" draw:layer="layout" svg:x1="14.11cm" svg:y1="5.524cm" svg:x2="18.71cm" svg:y2="5.524cm">
          <text:p/>
        </draw:line>
        <draw:custom-shape draw:style-name="gr3" draw:text-style-name="P2" draw:layer="layout" svg:width="0.2cm" svg:height="0.4cm" svg:x="14.874cm" svg:y="1.5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4.122cm" svg:y1="5.54cm" svg:x2="18.722cm" svg:y2="5.54cm">
            <text:p/>
          </draw:line>
          <draw:custom-shape draw:style-name="gr3" draw:text-style-name="P2" draw:layer="layout" svg:width="0.2cm" svg:height="0.4cm" draw:transform="rotate (-1.5707963267949) translate (18.91cm 5.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3" draw:layer="layout" svg:x1="14.975cm" svg:y1="6.309cm" svg:x2="14.975cm" svg:y2="1.709cm">
          <text:p/>
        </draw:line>
        <draw:custom-shape draw:style-name="gr20" draw:text-style-name="P4" draw:layer="layout" svg:width="0.2cm" svg:height="0.4cm" svg:x="14.875cm" svg:y="1.5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7.931cm" svg:y1="5.524cm" svg:x2="17.898cm" svg:y2="2.68cm">
          <text:p/>
        </draw:line>
        <draw:line draw:style-name="gr7" draw:text-style-name="P1" draw:layer="layout" svg:x1="14.974cm" svg:y1="2.685cm" svg:x2="17.898cm" svg:y2="2.68cm">
          <text:p/>
        </draw:line>
        <draw:frame draw:style-name="gr11" draw:text-style-name="P7" draw:layer="layout" svg:width="0.786cm" svg:height="0.911cm" svg:x="17.536cm" svg:y="5.354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14.336cm" svg:y="2.209cm">
          <draw:text-box>
            <text:p><text:span text:style-name="T3">1</text:span></text:p>
          </draw:text-box>
        </draw:frame>
        <draw:frame draw:style-name="gr12" draw:text-style-name="P8" draw:layer="layout" svg:width="0.777cm" svg:height="0.776cm" svg:x="14.361cm" svg:y="1.3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8.276cm" svg:y="5.392cm">
          <draw:text-box>
            <text:p><text:span text:style-name="T4">x</text:span></text:p>
          </draw:text-box>
        </draw:frame>
        <draw:frame draw:style-name="gr16" draw:text-style-name="P7" draw:layer="layout" svg:width="0.938cm" svg:height="0.911cm" svg:x="14.259cm" svg:y="5.359cm">
          <draw:text-box>
            <text:p><text:span text:style-name="T3">O</text:span></text:p>
          </draw:text-box>
        </draw:frame>
        <draw:frame draw:style-name="gr11" draw:text-style-name="P7" draw:layer="layout" svg:width="0.786cm" svg:height="0.911cm" svg:x="16.032cm" svg:y="5.371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16.032cm" svg:y="5.934cm">
          <draw:text-box>
            <text:p><text:span text:style-name="T3">2</text:span></text:p>
          </draw:text-box>
        </draw:frame>
        <draw:line draw:style-name="gr4" draw:text-style-name="P1" draw:layer="layout" svg:x1="16.198cm" svg:y1="6.117cm" svg:x2="16.598cm" svg:y2="6.117cm">
          <text:p/>
        </draw:line>
        <draw:path draw:style-name="gr4" draw:text-style-name="P1" draw:layer="layout" svg:width="3.837cm" svg:height="2.854cm" draw:transform="skewX (-0.625002405139169) rotate (-1.35280470322081) translate (17.3157869751862cm 0.0516359179654737cm)" svg:viewBox="0 0 3838 2855" svg:d="M0 2855c6592-1 2692-2855 2692-2855">
          <text:p/>
        </draw:path>
        <draw:line draw:style-name="gr1" draw:text-style-name="P1" draw:layer="layout" svg:x1="21.583cm" svg:y1="6.3cm" svg:x2="21.583cm" svg:y2="1.7cm">
          <text:p/>
        </draw:line>
        <draw:line draw:style-name="gr2" draw:text-style-name="P1" draw:layer="layout" svg:x1="20.719cm" svg:y1="5.524cm" svg:x2="25.319cm" svg:y2="5.524cm">
          <text:p/>
        </draw:line>
        <draw:custom-shape draw:style-name="gr3" draw:text-style-name="P2" draw:layer="layout" svg:width="0.2cm" svg:height="0.4cm" svg:x="21.483cm" svg:y="1.5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20.731cm" svg:y1="5.54cm" svg:x2="25.331cm" svg:y2="5.54cm">
            <text:p/>
          </draw:line>
          <draw:custom-shape draw:style-name="gr3" draw:text-style-name="P2" draw:layer="layout" svg:width="0.2cm" svg:height="0.4cm" draw:transform="rotate (-1.5707963267949) translate (25.519cm 5.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1" draw:text-style-name="P3" draw:layer="layout" svg:x1="21.584cm" svg:y1="6.309cm" svg:x2="21.584cm" svg:y2="1.709cm">
          <text:p/>
        </draw:line>
        <draw:custom-shape draw:style-name="gr22" draw:text-style-name="P4" draw:layer="layout" svg:width="0.2cm" svg:height="0.4cm" svg:x="21.484cm" svg:y="1.5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24.54cm" svg:y1="5.524cm" svg:x2="24.507cm" svg:y2="2.68cm">
          <text:p/>
        </draw:line>
        <draw:line draw:style-name="gr7" draw:text-style-name="P1" draw:layer="layout" svg:x1="21.583cm" svg:y1="2.685cm" svg:x2="24.507cm" svg:y2="2.68cm">
          <text:p/>
        </draw:line>
        <draw:frame draw:style-name="gr11" draw:text-style-name="P7" draw:layer="layout" svg:width="0.786cm" svg:height="0.911cm" svg:x="24.145cm" svg:y="5.354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20.945cm" svg:y="2.209cm">
          <draw:text-box>
            <text:p><text:span text:style-name="T3">1</text:span></text:p>
          </draw:text-box>
        </draw:frame>
        <draw:frame draw:style-name="gr12" draw:text-style-name="P8" draw:layer="layout" svg:width="0.777cm" svg:height="0.776cm" svg:x="20.97cm" svg:y="1.3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24.885cm" svg:y="5.392cm">
          <draw:text-box>
            <text:p><text:span text:style-name="T4">x</text:span></text:p>
          </draw:text-box>
        </draw:frame>
        <draw:frame draw:style-name="gr16" draw:text-style-name="P7" draw:layer="layout" svg:width="0.938cm" svg:height="0.911cm" svg:x="20.868cm" svg:y="5.359cm">
          <draw:text-box>
            <text:p><text:span text:style-name="T3">O</text:span></text:p>
          </draw:text-box>
        </draw:frame>
        <draw:frame draw:style-name="gr11" draw:text-style-name="P7" draw:layer="layout" svg:width="0.786cm" svg:height="0.911cm" svg:x="22.696cm" svg:y="5.371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22.696cm" svg:y="5.934cm">
          <draw:text-box>
            <text:p><text:span text:style-name="T3">2</text:span></text:p>
          </draw:text-box>
        </draw:frame>
        <draw:line draw:style-name="gr4" draw:text-style-name="P1" draw:layer="layout" svg:x1="22.862cm" svg:y1="6.117cm" svg:x2="23.262cm" svg:y2="6.117cm">
          <text:p/>
        </draw:line>
        <draw:path draw:style-name="gr4" draw:text-style-name="P1" draw:layer="layout" svg:width="2.867cm" svg:height="2.87cm" draw:transform="rotate (-1.57271618897209) translate (24.483cm 2.677cm)" svg:viewBox="0 0 2868 2871" svg:d="M19 2871c519-17 2842-102 2849-394 6-291-2829-667-2837-1039-9-372 2827-794 2817-1105-11-311-2848-333-2848-333">
          <text:p/>
        </draw:path>
        <draw:line draw:style-name="gr7" draw:text-style-name="P1" draw:layer="layout" svg:x1="23.078cm" svg:y1="5.524cm" svg:x2="23.045cm" svg:y2="2.68cm">
          <text:p/>
        </draw:lin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3" draw:layer="layout" svg:x1="6.912cm" svg:y1="5.196cm" svg:x2="6.912cm" svg:y2="2.061cm">
          <text:p/>
        </draw:line>
        <draw:line draw:style-name="gr2" draw:text-style-name="P13" draw:layer="layout" svg:x1="6.323cm" svg:y1="4.666cm" svg:x2="9.458cm" svg:y2="4.666cm">
          <text:p/>
        </draw:line>
        <draw:custom-shape draw:style-name="gr3" draw:text-style-name="P14" draw:layer="layout" svg:width="0.136cm" svg:height="0.272cm" svg:x="6.844cm" svg:y="1.9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6.331cm" svg:y1="4.677cm" svg:x2="9.59cm" svg:y2="4.677cm">
            <text:p/>
          </draw:line>
          <draw:custom-shape draw:style-name="gr3" draw:text-style-name="P14" draw:layer="layout" svg:width="0.143cm" svg:height="0.283cm" draw:transform="rotate (-1.5707963267949) translate (9.723cm 4.6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7.271cm" svg:y1="2.424cm" svg:x2="6.912cm" svg:y2="4.677cm">
          <text:p/>
        </draw:line>
        <draw:line draw:style-name="gr24" draw:text-style-name="P15" draw:layer="layout" svg:x1="6.912cm" svg:y1="5.202cm" svg:x2="6.912cm" svg:y2="2.067cm">
          <text:p/>
        </draw:line>
        <draw:custom-shape draw:style-name="gr25" draw:text-style-name="P16" draw:layer="layout" svg:width="0.137cm" svg:height="0.273cm" svg:x="6.844cm" svg:y="1.9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7" draw:layer="layout" svg:width="0.701cm" svg:height="0.738cm" svg:x="6.359cm" svg:y="1.776cm">
          <draw:text-box>
            <text:p><text:span text:style-name="T5">y</text:span></text:p>
          </draw:text-box>
        </draw:frame>
        <draw:frame draw:style-name="gr27" draw:text-style-name="P17" draw:layer="layout" svg:width="0.561cm" svg:height="0.737cm" svg:x="9.246cm" svg:y="4.541cm">
          <draw:text-box>
            <text:p><text:span text:style-name="T5">x</text:span></text:p>
          </draw:text-box>
        </draw:frame>
        <draw:frame draw:style-name="gr28" draw:text-style-name="P18" draw:layer="layout" svg:width="0.887cm" svg:height="0.866cm" svg:x="6.284cm" svg:y="4.51cm">
          <draw:text-box>
            <text:p><text:span text:style-name="T6">O</text:span></text:p>
          </draw:text-box>
        </draw:frame>
        <draw:line draw:style-name="gr4" draw:text-style-name="P13" draw:layer="layout" svg:x1="7.641cm" svg:y1="3.164cm" svg:x2="7.271cm" svg:y2="2.424cm">
          <text:p/>
        </draw:line>
        <draw:line draw:style-name="gr4" draw:text-style-name="P13" draw:layer="layout" svg:x1="9.154cm" svg:y1="4.688cm" svg:x2="7.641cm" svg:y2="3.164cm">
          <text:p/>
        </draw:line>
        <draw:line draw:style-name="gr1" draw:text-style-name="P13" draw:layer="layout" svg:x1="6.912cm" svg:y1="9.02cm" svg:x2="6.912cm" svg:y2="5.885cm">
          <text:p/>
        </draw:line>
        <draw:line draw:style-name="gr2" draw:text-style-name="P13" draw:layer="layout" svg:x1="6.323cm" svg:y1="8.49cm" svg:x2="9.458cm" svg:y2="8.49cm">
          <text:p/>
        </draw:line>
        <draw:custom-shape draw:style-name="gr3" draw:text-style-name="P14" draw:layer="layout" svg:width="0.136cm" svg:height="0.272cm" svg:x="6.844cm" svg:y="5.7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6.331cm" svg:y1="8.501cm" svg:x2="9.59cm" svg:y2="8.501cm">
            <text:p/>
          </draw:line>
          <draw:custom-shape draw:style-name="gr3" draw:text-style-name="P14" draw:layer="layout" svg:width="0.143cm" svg:height="0.283cm" draw:transform="rotate (-1.5707963267949) translate (9.723cm 8.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7.271cm" svg:y1="6.614cm" svg:x2="6.912cm" svg:y2="8.501cm">
          <text:p/>
        </draw:line>
        <draw:line draw:style-name="gr29" draw:text-style-name="P15" draw:layer="layout" svg:x1="6.912cm" svg:y1="9.026cm" svg:x2="6.912cm" svg:y2="5.891cm">
          <text:p/>
        </draw:line>
        <draw:custom-shape draw:style-name="gr30" draw:text-style-name="P16" draw:layer="layout" svg:width="0.137cm" svg:height="0.273cm" svg:x="6.844cm" svg:y="5.7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7" draw:layer="layout" svg:width="0.701cm" svg:height="0.738cm" svg:x="6.359cm" svg:y="5.6cm">
          <draw:text-box>
            <text:p><text:span text:style-name="T5">y</text:span></text:p>
          </draw:text-box>
        </draw:frame>
        <draw:frame draw:style-name="gr27" draw:text-style-name="P17" draw:layer="layout" svg:width="0.561cm" svg:height="0.737cm" svg:x="9.246cm" svg:y="8.365cm">
          <draw:text-box>
            <text:p><text:span text:style-name="T5">x</text:span></text:p>
          </draw:text-box>
        </draw:frame>
        <draw:frame draw:style-name="gr28" draw:text-style-name="P18" draw:layer="layout" svg:width="0.887cm" svg:height="0.866cm" svg:x="6.284cm" svg:y="8.334cm">
          <draw:text-box>
            <text:p><text:span text:style-name="T6">O</text:span></text:p>
          </draw:text-box>
        </draw:frame>
        <draw:line draw:style-name="gr4" draw:text-style-name="P13" draw:layer="layout" svg:x1="8.018cm" svg:y1="6.278cm" svg:x2="7.645cm" svg:y2="7cm">
          <text:p/>
        </draw:line>
        <draw:line draw:style-name="gr4" draw:text-style-name="P13" draw:layer="layout" svg:x1="8.391cm" svg:y1="7cm" svg:x2="8.018cm" svg:y2="6.278cm">
          <text:p/>
        </draw:line>
        <draw:line draw:style-name="gr4" draw:text-style-name="P13" draw:layer="layout" svg:x1="9.185cm" svg:y1="8.478cm" svg:x2="8.749cm" svg:y2="6.6cm">
          <text:p/>
        </draw:line>
        <draw:line draw:style-name="gr1" draw:text-style-name="P13" draw:layer="layout" svg:x1="3.228cm" svg:y1="5.22cm" svg:x2="3.228cm" svg:y2="2.085cm">
          <text:p/>
        </draw:line>
        <draw:line draw:style-name="gr2" draw:text-style-name="P13" draw:layer="layout" svg:x1="2.639cm" svg:y1="4.69cm" svg:x2="5.774cm" svg:y2="4.69cm">
          <text:p/>
        </draw:line>
        <draw:custom-shape draw:style-name="gr3" draw:text-style-name="P14" draw:layer="layout" svg:width="0.136cm" svg:height="0.272cm" svg:x="3.16cm" svg:y="1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2.647cm" svg:y1="4.701cm" svg:x2="5.906cm" svg:y2="4.701cm">
            <text:p/>
          </draw:line>
          <draw:custom-shape draw:style-name="gr3" draw:text-style-name="P14" draw:layer="layout" svg:width="0.143cm" svg:height="0.283cm" draw:transform="rotate (-1.5707963267949) translate (6.039cm 4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3.528cm" svg:y1="3.211cm" svg:x2="3.228cm" svg:y2="4.701cm">
          <text:p/>
        </draw:line>
        <draw:line draw:style-name="gr31" draw:text-style-name="P15" draw:layer="layout" svg:x1="3.228cm" svg:y1="5.226cm" svg:x2="3.228cm" svg:y2="2.091cm">
          <text:p/>
        </draw:line>
        <draw:custom-shape draw:style-name="gr32" draw:text-style-name="P16" draw:layer="layout" svg:width="0.137cm" svg:height="0.273cm" svg:x="3.16cm" svg:y="1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7" draw:layer="layout" svg:width="0.701cm" svg:height="0.738cm" svg:x="2.675cm" svg:y="1.8cm">
          <draw:text-box>
            <text:p><text:span text:style-name="T5">y</text:span></text:p>
          </draw:text-box>
        </draw:frame>
        <draw:frame draw:style-name="gr27" draw:text-style-name="P17" draw:layer="layout" svg:width="0.561cm" svg:height="0.737cm" svg:x="5.562cm" svg:y="4.565cm">
          <draw:text-box>
            <text:p><text:span text:style-name="T5">x</text:span></text:p>
          </draw:text-box>
        </draw:frame>
        <draw:frame draw:style-name="gr28" draw:text-style-name="P18" draw:layer="layout" svg:width="0.887cm" svg:height="0.866cm" svg:x="2.6cm" svg:y="4.534cm">
          <draw:text-box>
            <text:p><text:span text:style-name="T6">O</text:span></text:p>
          </draw:text-box>
        </draw:frame>
        <draw:line draw:style-name="gr4" draw:text-style-name="P13" draw:layer="layout" svg:x1="4.334cm" svg:y1="2.478cm" svg:x2="3.528cm" svg:y2="3.211cm">
          <text:p/>
        </draw:line>
        <draw:line draw:style-name="gr4" draw:text-style-name="P13" draw:layer="layout" svg:x1="5.188cm" svg:y1="3.211cm" svg:x2="4.334cm" svg:y2="2.478cm">
          <text:p/>
        </draw:line>
        <draw:line draw:style-name="gr4" draw:text-style-name="P13" draw:layer="layout" svg:x1="5.501cm" svg:y1="4.678cm" svg:x2="5.188cm" svg:y2="3.211cm">
          <text:p/>
        </draw:line>
        <draw:line draw:style-name="gr1" draw:text-style-name="P13" draw:layer="layout" svg:x1="3.228cm" svg:y1="9.044cm" svg:x2="3.228cm" svg:y2="5.909cm">
          <text:p/>
        </draw:line>
        <draw:line draw:style-name="gr2" draw:text-style-name="P13" draw:layer="layout" svg:x1="2.639cm" svg:y1="8.514cm" svg:x2="5.774cm" svg:y2="8.514cm">
          <text:p/>
        </draw:line>
        <draw:custom-shape draw:style-name="gr3" draw:text-style-name="P14" draw:layer="layout" svg:width="0.136cm" svg:height="0.272cm" svg:x="3.16cm" svg:y="5.78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2.647cm" svg:y1="8.525cm" svg:x2="5.906cm" svg:y2="8.525cm">
            <text:p/>
          </draw:line>
          <draw:custom-shape draw:style-name="gr3" draw:text-style-name="P14" draw:layer="layout" svg:width="0.143cm" svg:height="0.283cm" draw:transform="rotate (-1.5707963267949) translate (6.039cm 8.45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3.961cm" svg:y1="7.793cm" svg:x2="3.228cm" svg:y2="8.525cm">
          <text:p/>
        </draw:line>
        <draw:line draw:style-name="gr33" draw:text-style-name="P15" draw:layer="layout" svg:x1="3.228cm" svg:y1="9.05cm" svg:x2="3.228cm" svg:y2="5.915cm">
          <text:p/>
        </draw:line>
        <draw:custom-shape draw:style-name="gr34" draw:text-style-name="P16" draw:layer="layout" svg:width="0.137cm" svg:height="0.273cm" svg:x="3.16cm" svg:y="5.7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7" draw:layer="layout" svg:width="0.701cm" svg:height="0.738cm" svg:x="2.675cm" svg:y="5.624cm">
          <draw:text-box>
            <text:p><text:span text:style-name="T5">y</text:span></text:p>
          </draw:text-box>
        </draw:frame>
        <draw:frame draw:style-name="gr27" draw:text-style-name="P17" draw:layer="layout" svg:width="0.561cm" svg:height="0.737cm" svg:x="5.562cm" svg:y="8.389cm">
          <draw:text-box>
            <text:p><text:span text:style-name="T5">x</text:span></text:p>
          </draw:text-box>
        </draw:frame>
        <draw:frame draw:style-name="gr28" draw:text-style-name="P18" draw:layer="layout" svg:width="0.887cm" svg:height="0.866cm" svg:x="2.6cm" svg:y="8.358cm">
          <draw:text-box>
            <text:p><text:span text:style-name="T6">O</text:span></text:p>
          </draw:text-box>
        </draw:frame>
        <draw:line draw:style-name="gr4" draw:text-style-name="P13" draw:layer="layout" svg:x1="4.334cm" svg:y1="6.302cm" svg:x2="3.961cm" svg:y2="7.793cm">
          <text:p/>
        </draw:line>
        <draw:line draw:style-name="gr4" draw:text-style-name="P13" draw:layer="layout" svg:x1="4.707cm" svg:y1="7.769cm" svg:x2="4.334cm" svg:y2="6.302cm">
          <text:p/>
        </draw:line>
        <draw:line draw:style-name="gr4" draw:text-style-name="P13" draw:layer="layout" svg:x1="5.501cm" svg:y1="8.502cm" svg:x2="4.707cm" svg:y2="7.769cm">
          <text:p/>
        </draw:line>
        <draw:line draw:style-name="gr4" draw:text-style-name="P13" draw:layer="layout" svg:x1="7.271cm" svg:y1="6.614cm" svg:x2="7.645cm" svg:y2="7cm">
          <text:p/>
        </draw:line>
        <draw:line draw:style-name="gr4" draw:text-style-name="P13" draw:layer="layout" svg:x1="8.749cm" svg:y1="6.6cm" svg:x2="8.391cm" svg:y2="7cm">
          <text:p/>
        </draw:line>
        <draw:line draw:style-name="gr1" draw:text-style-name="P13" draw:layer="layout" svg:x1="6.912cm" svg:y1="13.22cm" svg:x2="6.912cm" svg:y2="10.085cm">
          <text:p/>
        </draw:line>
        <draw:line draw:style-name="gr2" draw:text-style-name="P13" draw:layer="layout" svg:x1="6.323cm" svg:y1="12.69cm" svg:x2="9.458cm" svg:y2="12.69cm">
          <text:p/>
        </draw:line>
        <draw:custom-shape draw:style-name="gr3" draw:text-style-name="P14" draw:layer="layout" svg:width="0.136cm" svg:height="0.272cm" svg:x="6.844cm" svg:y="9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6.331cm" svg:y1="12.701cm" svg:x2="9.59cm" svg:y2="12.701cm">
            <text:p/>
          </draw:line>
          <draw:custom-shape draw:style-name="gr3" draw:text-style-name="P14" draw:layer="layout" svg:width="0.143cm" svg:height="0.283cm" draw:transform="rotate (-1.5707963267949) translate (9.723cm 12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8.382cm" svg:y1="11.272cm" svg:x2="6.912cm" svg:y2="12.701cm">
          <text:p/>
        </draw:line>
        <draw:line draw:style-name="gr35" draw:text-style-name="P15" draw:layer="layout" svg:x1="6.912cm" svg:y1="13.226cm" svg:x2="6.912cm" svg:y2="10.091cm">
          <text:p/>
        </draw:line>
        <draw:custom-shape draw:style-name="gr36" draw:text-style-name="P16" draw:layer="layout" svg:width="0.137cm" svg:height="0.273cm" svg:x="6.844cm" svg:y="9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7" draw:layer="layout" svg:width="0.701cm" svg:height="0.738cm" svg:x="6.359cm" svg:y="9.8cm">
          <draw:text-box>
            <text:p><text:span text:style-name="T5">y</text:span></text:p>
          </draw:text-box>
        </draw:frame>
        <draw:frame draw:style-name="gr27" draw:text-style-name="P17" draw:layer="layout" svg:width="0.561cm" svg:height="0.737cm" svg:x="9.246cm" svg:y="12.565cm">
          <draw:text-box>
            <text:p><text:span text:style-name="T5">x</text:span></text:p>
          </draw:text-box>
        </draw:frame>
        <draw:frame draw:style-name="gr28" draw:text-style-name="P18" draw:layer="layout" svg:width="0.887cm" svg:height="0.866cm" svg:x="6.284cm" svg:y="12.534cm">
          <draw:text-box>
            <text:p><text:span text:style-name="T6">O</text:span></text:p>
          </draw:text-box>
        </draw:frame>
        <draw:line draw:style-name="gr4" draw:text-style-name="P13" draw:layer="layout" svg:x1="9.185cm" svg:y1="12.678cm" svg:x2="8.773cm" svg:y2="10.499cm">
          <text:p/>
        </draw:line>
        <draw:line draw:style-name="gr4" draw:text-style-name="P13" draw:layer="layout" svg:x1="8.773cm" svg:y1="10.499cm" svg:x2="8.382cm" svg:y2="11.272cm">
          <text:p/>
        </draw:line>
        <draw:line draw:style-name="gr1" draw:text-style-name="P13" draw:layer="layout" svg:x1="12.365cm" svg:y1="5.331cm" svg:x2="12.365cm" svg:y2="1.99cm">
          <text:p/>
        </draw:line>
        <draw:g>
          <draw:line draw:style-name="gr1" draw:text-style-name="P13" draw:layer="layout" svg:x1="10.6cm" svg:y1="4.613cm" svg:x2="14.855cm" svg:y2="4.613cm">
            <text:p/>
          </draw:line>
          <draw:custom-shape draw:style-name="gr3" draw:text-style-name="P14" draw:layer="layout" svg:width="0.187cm" svg:height="0.249cm" draw:transform="rotate (-1.5707963267949) translate (15.028cm 4.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16" draw:layer="layout" svg:width="0.19cm" svg:height="0.29cm" svg:x="12.271cm" svg:y="1.85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7" draw:layer="layout" svg:width="0.97cm" svg:height="1.021cm" svg:x="11.763cm" svg:y="1.679cm">
          <draw:text-box>
            <text:p><text:span text:style-name="T5">y</text:span></text:p>
          </draw:text-box>
        </draw:frame>
        <draw:frame draw:style-name="gr39" draw:text-style-name="P17" draw:layer="layout" svg:width="0.776cm" svg:height="1.02cm" svg:x="14.457cm" svg:y="4.5cm">
          <draw:text-box>
            <text:p><text:span text:style-name="T5">x</text:span></text:p>
          </draw:text-box>
        </draw:frame>
        <draw:frame draw:style-name="gr40" draw:text-style-name="P18" draw:layer="layout" svg:width="1.227cm" svg:height="1.198cm" svg:x="11.696cm" svg:y="4.482cm">
          <draw:text-box>
            <text:p><text:span text:style-name="T6">O</text:span></text:p>
          </draw:text-box>
        </draw:frame>
        <draw:line draw:style-name="gr4" draw:text-style-name="P13" draw:layer="layout" svg:x1="13.238cm" svg:y1="3.049cm" svg:x2="14.751cm" svg:y2="3.049cm">
          <text:p/>
        </draw:line>
        <draw:line draw:style-name="gr7" draw:text-style-name="P1" draw:layer="layout" svg:x1="12.365cm" svg:y1="3.049cm" svg:x2="13.091cm" svg:y2="3.049cm">
          <text:p/>
        </draw:line>
        <draw:custom-shape draw:style-name="gr41" draw:text-style-name="P2" draw:layer="layout" svg:width="0.158cm" svg:height="0.157cm" svg:x="13.082cm" svg:y="3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" draw:layer="layout" svg:width="0.158cm" svg:height="0.156cm" svg:x="11.457cm" svg:y="3.7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2.365cm" svg:y1="3.867cm" svg:x2="13.091cm" svg:y2="3.867cm">
          <text:p/>
        </draw:line>
        <draw:line draw:style-name="gr7" draw:text-style-name="P1" draw:layer="layout" svg:x1="11.535cm" svg:y1="3.867cm" svg:x2="12.09cm" svg:y2="3.867cm">
          <text:p/>
        </draw:line>
        <draw:line draw:style-name="gr7" draw:text-style-name="P1" draw:layer="layout" svg:x1="13.161cm" svg:y1="4.613cm" svg:x2="13.161cm" svg:y2="3.046cm">
          <text:p/>
        </draw:line>
        <draw:custom-shape draw:style-name="gr42" draw:text-style-name="P19" draw:layer="layout" svg:width="0.157cm" svg:height="0.157cm" svg:x="13.078cm" svg:y="2.9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9" draw:layer="layout" svg:width="0.157cm" svg:height="0.157cm" svg:x="13.082cm" svg:y="4.5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1.539cm" svg:y1="4.613cm" svg:x2="11.539cm" svg:y2="3.867cm">
          <text:p/>
        </draw:line>
        <draw:frame draw:style-name="gr11" draw:text-style-name="P21" draw:layer="layout" svg:width="0.786cm" svg:height="0.911cm" svg:x="11.864cm" svg:y="2.699cm">
          <draw:text-box>
            <text:p text:style-name="P20"><text:span text:style-name="T1">2</text:span></text:p>
          </draw:text-box>
        </draw:frame>
        <draw:frame draw:style-name="gr11" draw:text-style-name="P21" draw:layer="layout" svg:width="0.786cm" svg:height="0.911cm" svg:x="11.824cm" svg:y="3.509cm">
          <draw:text-box>
            <text:p text:style-name="P20"><text:span text:style-name="T1">1</text:span></text:p>
          </draw:text-box>
        </draw:frame>
        <draw:frame draw:style-name="gr43" draw:text-style-name="P21" draw:layer="layout" svg:width="0.828cm" svg:height="0.708cm" svg:x="11.069cm" svg:y="4.568cm">
          <draw:text-box>
            <text:p text:style-name="P20"><text:span text:style-name="T1">-</text:span><text:span text:style-name="T1">1</text:span></text:p>
          </draw:text-box>
        </draw:frame>
        <draw:frame draw:style-name="gr44" draw:text-style-name="P21" draw:layer="layout" svg:width="0.731cm" svg:height="0.708cm" svg:x="12.817cm" svg:y="4.568cm">
          <draw:text-box>
            <text:p text:style-name="P20"><text:span text:style-name="T1">1</text:span></text:p>
          </draw:text-box>
        </draw:frame>
        <draw:custom-shape draw:style-name="gr41" draw:text-style-name="P2" draw:layer="layout" svg:width="0.158cm" svg:height="0.157cm" svg:x="12.287cm" svg:y="3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5" draw:text-style-name="P13" draw:layer="layout" svg:x1="10.6cm" svg:y1="4.613cm" svg:x2="13.082cm" svg:y2="4.613cm">
          <text:p/>
        </draw:line>
        <draw:custom-shape draw:style-name="gr42" draw:text-style-name="P19" draw:layer="layout" svg:width="0.158cm" svg:height="0.157cm" svg:x="11.456cm" svg:y="4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3" draw:layer="layout" svg:x1="12.365cm" svg:y1="9.252cm" svg:x2="12.365cm" svg:y2="5.911cm">
          <text:p/>
        </draw:line>
        <draw:g>
          <draw:line draw:style-name="gr1" draw:text-style-name="P13" draw:layer="layout" svg:x1="10.6cm" svg:y1="8.534cm" svg:x2="14.855cm" svg:y2="8.534cm">
            <text:p/>
          </draw:line>
          <draw:custom-shape draw:style-name="gr3" draw:text-style-name="P14" draw:layer="layout" svg:width="0.187cm" svg:height="0.249cm" draw:transform="rotate (-1.5707963267949) translate (15.028cm 8.44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6" draw:text-style-name="P16" draw:layer="layout" svg:width="0.19cm" svg:height="0.29cm" svg:x="12.271cm" svg:y="5.7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7" draw:layer="layout" svg:width="0.97cm" svg:height="1.021cm" svg:x="11.763cm" svg:y="5.6cm">
          <draw:text-box>
            <text:p><text:span text:style-name="T5">y</text:span></text:p>
          </draw:text-box>
        </draw:frame>
        <draw:frame draw:style-name="gr39" draw:text-style-name="P17" draw:layer="layout" svg:width="0.776cm" svg:height="1.02cm" svg:x="14.457cm" svg:y="8.421cm">
          <draw:text-box>
            <text:p><text:span text:style-name="T5">x</text:span></text:p>
          </draw:text-box>
        </draw:frame>
        <draw:frame draw:style-name="gr40" draw:text-style-name="P18" draw:layer="layout" svg:width="1.227cm" svg:height="1.198cm" svg:x="11.696cm" svg:y="8.403cm">
          <draw:text-box>
            <text:p><text:span text:style-name="T6">O</text:span></text:p>
          </draw:text-box>
        </draw:frame>
        <draw:line draw:style-name="gr4" draw:text-style-name="P13" draw:layer="layout" svg:x1="12.365cm" svg:y1="6.97cm" svg:x2="14.751cm" svg:y2="6.97cm">
          <text:p/>
        </draw:line>
        <draw:custom-shape draw:style-name="gr41" draw:text-style-name="P2" draw:layer="layout" svg:width="0.158cm" svg:height="0.157cm" svg:x="13.082cm" svg:y="7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" draw:layer="layout" svg:width="0.158cm" svg:height="0.156cm" svg:x="11.457cm" svg:y="7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2.365cm" svg:y1="7.788cm" svg:x2="13.091cm" svg:y2="7.788cm">
          <text:p/>
        </draw:line>
        <draw:line draw:style-name="gr7" draw:text-style-name="P1" draw:layer="layout" svg:x1="11.535cm" svg:y1="7.788cm" svg:x2="12.09cm" svg:y2="7.788cm">
          <text:p/>
        </draw:line>
        <draw:line draw:style-name="gr7" draw:text-style-name="P1" draw:layer="layout" svg:x1="13.161cm" svg:y1="8.534cm" svg:x2="13.161cm" svg:y2="6.967cm">
          <text:p/>
        </draw:line>
        <draw:custom-shape draw:style-name="gr42" draw:text-style-name="P19" draw:layer="layout" svg:width="0.157cm" svg:height="0.157cm" svg:x="13.078cm" svg:y="6.8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1.539cm" svg:y1="8.534cm" svg:x2="11.539cm" svg:y2="7.788cm">
          <text:p/>
        </draw:line>
        <draw:frame draw:style-name="gr11" draw:text-style-name="P21" draw:layer="layout" svg:width="0.786cm" svg:height="0.911cm" svg:x="11.798cm" svg:y="6.62cm">
          <draw:text-box>
            <text:p text:style-name="P20"><text:span text:style-name="T1">2</text:span></text:p>
          </draw:text-box>
        </draw:frame>
        <draw:frame draw:style-name="gr11" draw:text-style-name="P21" draw:layer="layout" svg:width="0.786cm" svg:height="0.911cm" svg:x="11.824cm" svg:y="7.43cm">
          <draw:text-box>
            <text:p text:style-name="P20"><text:span text:style-name="T1">1</text:span></text:p>
          </draw:text-box>
        </draw:frame>
        <draw:frame draw:style-name="gr43" draw:text-style-name="P21" draw:layer="layout" svg:width="0.828cm" svg:height="0.708cm" svg:x="11.069cm" svg:y="8.489cm">
          <draw:text-box>
            <text:p text:style-name="P20"><text:span text:style-name="T1">-</text:span><text:span text:style-name="T1">1</text:span></text:p>
          </draw:text-box>
        </draw:frame>
        <draw:frame draw:style-name="gr44" draw:text-style-name="P21" draw:layer="layout" svg:width="0.731cm" svg:height="0.708cm" svg:x="12.817cm" svg:y="8.489cm">
          <draw:text-box>
            <text:p text:style-name="P20"><text:span text:style-name="T1">1</text:span></text:p>
          </draw:text-box>
        </draw:frame>
        <draw:custom-shape draw:style-name="gr41" draw:text-style-name="P2" draw:layer="layout" svg:width="0.158cm" svg:height="0.157cm" svg:x="12.287cm" svg:y="7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5" draw:text-style-name="P13" draw:layer="layout" svg:x1="10.6cm" svg:y1="8.534cm" svg:x2="12.365cm" svg:y2="8.534cm">
          <text:p/>
        </draw:line>
        <draw:custom-shape draw:style-name="gr42" draw:text-style-name="P19" draw:layer="layout" svg:width="0.158cm" svg:height="0.157cm" svg:x="11.456cm" svg:y="8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9" draw:layer="layout" svg:width="0.157cm" svg:height="0.157cm" svg:x="12.285cm" svg:y="6.8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9" draw:layer="layout" svg:width="0.157cm" svg:height="0.157cm" svg:x="12.285cm" svg:y="8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3" draw:layer="layout" svg:x1="17.732cm" svg:y1="5.252cm" svg:x2="17.732cm" svg:y2="1.911cm">
          <text:p/>
        </draw:line>
        <draw:g>
          <draw:line draw:style-name="gr1" draw:text-style-name="P13" draw:layer="layout" svg:x1="15.967cm" svg:y1="4.534cm" svg:x2="20.222cm" svg:y2="4.534cm">
            <text:p/>
          </draw:line>
          <draw:custom-shape draw:style-name="gr3" draw:text-style-name="P14" draw:layer="layout" svg:width="0.187cm" svg:height="0.249cm" draw:transform="rotate (-1.5707963267949) translate (20.395cm 4.44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7" draw:text-style-name="P16" draw:layer="layout" svg:width="0.19cm" svg:height="0.29cm" svg:x="17.638cm" svg:y="1.7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7" draw:layer="layout" svg:width="0.97cm" svg:height="1.021cm" svg:x="17.13cm" svg:y="1.6cm">
          <draw:text-box>
            <text:p><text:span text:style-name="T5">y</text:span></text:p>
          </draw:text-box>
        </draw:frame>
        <draw:frame draw:style-name="gr39" draw:text-style-name="P17" draw:layer="layout" svg:width="0.776cm" svg:height="1.02cm" svg:x="19.824cm" svg:y="4.421cm">
          <draw:text-box>
            <text:p><text:span text:style-name="T5">x</text:span></text:p>
          </draw:text-box>
        </draw:frame>
        <draw:frame draw:style-name="gr40" draw:text-style-name="P18" draw:layer="layout" svg:width="1.227cm" svg:height="1.198cm" svg:x="17.063cm" svg:y="4.403cm">
          <draw:text-box>
            <text:p><text:span text:style-name="T6">O</text:span></text:p>
          </draw:text-box>
        </draw:frame>
        <draw:line draw:style-name="gr4" draw:text-style-name="P13" draw:layer="layout" svg:x1="17.732cm" svg:y1="2.97cm" svg:x2="18.528cm" svg:y2="2.97cm">
          <text:p/>
        </draw:line>
        <draw:custom-shape draw:style-name="gr41" draw:text-style-name="P2" draw:layer="layout" svg:width="0.158cm" svg:height="0.157cm" svg:x="18.449cm" svg:y="3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" draw:layer="layout" svg:width="0.158cm" svg:height="0.156cm" svg:x="16.824cm" svg:y="3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7.732cm" svg:y1="3.788cm" svg:x2="18.458cm" svg:y2="3.788cm">
          <text:p/>
        </draw:line>
        <draw:line draw:style-name="gr7" draw:text-style-name="P1" draw:layer="layout" svg:x1="16.902cm" svg:y1="3.788cm" svg:x2="17.457cm" svg:y2="3.788cm">
          <text:p/>
        </draw:line>
        <draw:line draw:style-name="gr7" draw:text-style-name="P1" draw:layer="layout" svg:x1="18.528cm" svg:y1="4.534cm" svg:x2="18.528cm" svg:y2="2.967cm">
          <text:p/>
        </draw:line>
        <draw:custom-shape draw:style-name="gr42" draw:text-style-name="P19" draw:layer="layout" svg:width="0.157cm" svg:height="0.157cm" svg:x="18.445cm" svg:y="2.8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6.906cm" svg:y1="4.534cm" svg:x2="16.906cm" svg:y2="3.788cm">
          <text:p/>
        </draw:line>
        <draw:frame draw:style-name="gr11" draw:text-style-name="P21" draw:layer="layout" svg:width="0.786cm" svg:height="0.911cm" svg:x="17.165cm" svg:y="2.62cm">
          <draw:text-box>
            <text:p text:style-name="P20"><text:span text:style-name="T1">2</text:span></text:p>
          </draw:text-box>
        </draw:frame>
        <draw:frame draw:style-name="gr11" draw:text-style-name="P21" draw:layer="layout" svg:width="0.786cm" svg:height="0.911cm" svg:x="17.191cm" svg:y="3.43cm">
          <draw:text-box>
            <text:p text:style-name="P20"><text:span text:style-name="T1">1</text:span></text:p>
          </draw:text-box>
        </draw:frame>
        <draw:frame draw:style-name="gr43" draw:text-style-name="P21" draw:layer="layout" svg:width="0.828cm" svg:height="0.708cm" svg:x="16.436cm" svg:y="4.489cm">
          <draw:text-box>
            <text:p text:style-name="P20"><text:span text:style-name="T1">-</text:span><text:span text:style-name="T1">1</text:span></text:p>
          </draw:text-box>
        </draw:frame>
        <draw:frame draw:style-name="gr44" draw:text-style-name="P21" draw:layer="layout" svg:width="0.731cm" svg:height="0.708cm" svg:x="18.184cm" svg:y="4.489cm">
          <draw:text-box>
            <text:p text:style-name="P20"><text:span text:style-name="T1">1</text:span></text:p>
          </draw:text-box>
        </draw:frame>
        <draw:custom-shape draw:style-name="gr41" draw:text-style-name="P2" draw:layer="layout" svg:width="0.158cm" svg:height="0.157cm" svg:x="17.654cm" svg:y="3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5" draw:text-style-name="P13" draw:layer="layout" svg:x1="15.967cm" svg:y1="4.534cm" svg:x2="17.732cm" svg:y2="4.534cm">
          <text:p/>
        </draw:line>
        <draw:custom-shape draw:style-name="gr42" draw:text-style-name="P19" draw:layer="layout" svg:width="0.158cm" svg:height="0.157cm" svg:x="16.823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9" draw:layer="layout" svg:width="0.157cm" svg:height="0.157cm" svg:x="17.652cm" svg:y="2.8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9" draw:layer="layout" svg:width="0.157cm" svg:height="0.157cm" svg:x="17.652cm" svg:y="4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5" draw:text-style-name="P13" draw:layer="layout" svg:x1="18.528cm" svg:y1="4.534cm" svg:x2="20.146cm" svg:y2="4.534cm">
          <text:p/>
        </draw:line>
        <draw:custom-shape draw:style-name="gr42" draw:text-style-name="P19" draw:layer="layout" svg:width="0.157cm" svg:height="0.157cm" svg:x="18.445cm" svg:y="4.4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3" draw:layer="layout" svg:x1="17.732cm" svg:y1="9.252cm" svg:x2="17.732cm" svg:y2="5.911cm">
          <text:p/>
        </draw:line>
        <draw:g>
          <draw:line draw:style-name="gr1" draw:text-style-name="P13" draw:layer="layout" svg:x1="15.967cm" svg:y1="8.534cm" svg:x2="20.222cm" svg:y2="8.534cm">
            <text:p/>
          </draw:line>
          <draw:custom-shape draw:style-name="gr3" draw:text-style-name="P14" draw:layer="layout" svg:width="0.187cm" svg:height="0.249cm" draw:transform="rotate (-1.5707963267949) translate (20.395cm 8.44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8" draw:text-style-name="P16" draw:layer="layout" svg:width="0.19cm" svg:height="0.29cm" svg:x="17.638cm" svg:y="5.7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7" draw:layer="layout" svg:width="0.97cm" svg:height="1.021cm" svg:x="17.13cm" svg:y="5.6cm">
          <draw:text-box>
            <text:p><text:span text:style-name="T5">y</text:span></text:p>
          </draw:text-box>
        </draw:frame>
        <draw:frame draw:style-name="gr39" draw:text-style-name="P17" draw:layer="layout" svg:width="0.776cm" svg:height="1.02cm" svg:x="19.824cm" svg:y="8.421cm">
          <draw:text-box>
            <text:p><text:span text:style-name="T5">x</text:span></text:p>
          </draw:text-box>
        </draw:frame>
        <draw:frame draw:style-name="gr40" draw:text-style-name="P18" draw:layer="layout" svg:width="1.227cm" svg:height="1.198cm" svg:x="17.063cm" svg:y="8.403cm">
          <draw:text-box>
            <text:p><text:span text:style-name="T6">O</text:span></text:p>
          </draw:text-box>
        </draw:frame>
        <draw:line draw:style-name="gr4" draw:text-style-name="P13" draw:layer="layout" svg:x1="18.605cm" svg:y1="6.97cm" svg:x2="20.118cm" svg:y2="6.97cm">
          <text:p/>
        </draw:line>
        <draw:line draw:style-name="gr7" draw:text-style-name="P1" draw:layer="layout" svg:x1="17.732cm" svg:y1="6.97cm" svg:x2="18.458cm" svg:y2="6.97cm">
          <text:p/>
        </draw:line>
        <draw:custom-shape draw:style-name="gr41" draw:text-style-name="P2" draw:layer="layout" svg:width="0.158cm" svg:height="0.157cm" svg:x="18.449cm" svg:y="7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" draw:layer="layout" svg:width="0.158cm" svg:height="0.156cm" svg:x="16.824cm" svg:y="7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7.732cm" svg:y1="7.788cm" svg:x2="18.458cm" svg:y2="7.788cm">
          <text:p/>
        </draw:line>
        <draw:line draw:style-name="gr7" draw:text-style-name="P1" draw:layer="layout" svg:x1="16.902cm" svg:y1="7.788cm" svg:x2="17.457cm" svg:y2="7.788cm">
          <text:p/>
        </draw:line>
        <draw:line draw:style-name="gr7" draw:text-style-name="P1" draw:layer="layout" svg:x1="18.528cm" svg:y1="8.534cm" svg:x2="18.528cm" svg:y2="6.967cm">
          <text:p/>
        </draw:line>
        <draw:custom-shape draw:style-name="gr42" draw:text-style-name="P19" draw:layer="layout" svg:width="0.157cm" svg:height="0.157cm" svg:x="18.445cm" svg:y="6.8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6.906cm" svg:y1="8.534cm" svg:x2="16.906cm" svg:y2="6.97cm">
          <text:p/>
        </draw:line>
        <draw:frame draw:style-name="gr11" draw:text-style-name="P21" draw:layer="layout" svg:width="0.786cm" svg:height="0.911cm" svg:x="17.199cm" svg:y="6.392cm">
          <draw:text-box>
            <text:p text:style-name="P20"><text:span text:style-name="T1">2</text:span></text:p>
          </draw:text-box>
        </draw:frame>
        <draw:frame draw:style-name="gr11" draw:text-style-name="P21" draw:layer="layout" svg:width="0.786cm" svg:height="0.911cm" svg:x="17.191cm" svg:y="7.43cm">
          <draw:text-box>
            <text:p text:style-name="P20"><text:span text:style-name="T1">1</text:span></text:p>
          </draw:text-box>
        </draw:frame>
        <draw:frame draw:style-name="gr43" draw:text-style-name="P21" draw:layer="layout" svg:width="0.828cm" svg:height="0.708cm" svg:x="16.436cm" svg:y="8.489cm">
          <draw:text-box>
            <text:p text:style-name="P20"><text:span text:style-name="T1">-</text:span><text:span text:style-name="T1">1</text:span></text:p>
          </draw:text-box>
        </draw:frame>
        <draw:frame draw:style-name="gr44" draw:text-style-name="P21" draw:layer="layout" svg:width="0.731cm" svg:height="0.708cm" svg:x="18.184cm" svg:y="8.489cm">
          <draw:text-box>
            <text:p text:style-name="P20"><text:span text:style-name="T1">1</text:span></text:p>
          </draw:text-box>
        </draw:frame>
        <draw:custom-shape draw:style-name="gr41" draw:text-style-name="P2" draw:layer="layout" svg:width="0.158cm" svg:height="0.157cm" svg:x="17.654cm" svg:y="7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5" draw:text-style-name="P13" draw:layer="layout" svg:x1="15.967cm" svg:y1="8.534cm" svg:x2="16.906cm" svg:y2="8.534cm">
          <text:p/>
        </draw:line>
        <draw:custom-shape draw:style-name="gr42" draw:text-style-name="P19" draw:layer="layout" svg:width="0.158cm" svg:height="0.157cm" svg:x="16.823cm" svg:y="8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3" draw:layer="layout" svg:x1="17.732cm" svg:y1="8.534cm" svg:x2="18.528cm" svg:y2="8.534cm">
          <text:p/>
        </draw:line>
        <draw:custom-shape draw:style-name="gr42" draw:text-style-name="P19" draw:layer="layout" svg:width="0.157cm" svg:height="0.157cm" svg:x="18.449cm" svg:y="8.4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3" draw:layer="layout" svg:x1="16.887cm" svg:y1="6.97cm" svg:x2="17.732cm" svg:y2="6.97cm">
          <text:p/>
        </draw:line>
        <draw:custom-shape draw:style-name="gr42" draw:text-style-name="P19" draw:layer="layout" svg:width="0.157cm" svg:height="0.157cm" svg:x="17.643cm" svg:y="6.8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9" draw:layer="layout" svg:width="0.157cm" svg:height="0.157cm" svg:x="16.827cm" svg:y="6.8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9" draw:layer="layout" svg:width="0.157cm" svg:height="0.157cm" svg:x="17.643cm" svg:y="8.4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3" draw:layer="layout" svg:x1="17.732cm" svg:y1="13.251cm" svg:x2="17.732cm" svg:y2="9.91cm">
          <text:p/>
        </draw:line>
        <draw:g>
          <draw:line draw:style-name="gr1" draw:text-style-name="P13" draw:layer="layout" svg:x1="15.967cm" svg:y1="12.533cm" svg:x2="20.222cm" svg:y2="12.533cm">
            <text:p/>
          </draw:line>
          <draw:custom-shape draw:style-name="gr3" draw:text-style-name="P14" draw:layer="layout" svg:width="0.187cm" svg:height="0.249cm" draw:transform="rotate (-1.5707963267949) translate (20.395cm 12.4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9" draw:text-style-name="P16" draw:layer="layout" svg:width="0.19cm" svg:height="0.29cm" svg:x="17.638cm" svg:y="9.77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7" draw:layer="layout" svg:width="0.97cm" svg:height="1.021cm" svg:x="17.13cm" svg:y="9.599cm">
          <draw:text-box>
            <text:p><text:span text:style-name="T5">y</text:span></text:p>
          </draw:text-box>
        </draw:frame>
        <draw:frame draw:style-name="gr39" draw:text-style-name="P17" draw:layer="layout" svg:width="0.776cm" svg:height="1.02cm" svg:x="19.824cm" svg:y="12.42cm">
          <draw:text-box>
            <text:p><text:span text:style-name="T5">x</text:span></text:p>
          </draw:text-box>
        </draw:frame>
        <draw:frame draw:style-name="gr40" draw:text-style-name="P18" draw:layer="layout" svg:width="1.227cm" svg:height="1.198cm" svg:x="17.063cm" svg:y="12.402cm">
          <draw:text-box>
            <text:p><text:span text:style-name="T6">O</text:span></text:p>
          </draw:text-box>
        </draw:frame>
        <draw:line draw:style-name="gr4" draw:text-style-name="P13" draw:layer="layout" svg:x1="18.605cm" svg:y1="10.969cm" svg:x2="20.118cm" svg:y2="10.969cm">
          <text:p/>
        </draw:line>
        <draw:custom-shape draw:style-name="gr41" draw:text-style-name="P2" draw:layer="layout" svg:width="0.158cm" svg:height="0.157cm" svg:x="18.449cm" svg:y="11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" draw:layer="layout" svg:width="0.158cm" svg:height="0.156cm" svg:x="16.824cm" svg:y="11.7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7.732cm" svg:y1="11.787cm" svg:x2="18.458cm" svg:y2="11.787cm">
          <text:p/>
        </draw:line>
        <draw:line draw:style-name="gr7" draw:text-style-name="P1" draw:layer="layout" svg:x1="16.902cm" svg:y1="11.787cm" svg:x2="17.457cm" svg:y2="11.787cm">
          <text:p/>
        </draw:line>
        <draw:line draw:style-name="gr7" draw:text-style-name="P1" draw:layer="layout" svg:x1="18.528cm" svg:y1="12.533cm" svg:x2="18.528cm" svg:y2="10.966cm">
          <text:p/>
        </draw:line>
        <draw:line draw:style-name="gr7" draw:text-style-name="P1" draw:layer="layout" svg:x1="16.906cm" svg:y1="12.533cm" svg:x2="16.906cm" svg:y2="10.969cm">
          <text:p/>
        </draw:line>
        <draw:frame draw:style-name="gr11" draw:text-style-name="P21" draw:layer="layout" svg:width="0.786cm" svg:height="0.911cm" svg:x="17.199cm" svg:y="10.391cm">
          <draw:text-box>
            <text:p text:style-name="P20"><text:span text:style-name="T1">2</text:span></text:p>
          </draw:text-box>
        </draw:frame>
        <draw:frame draw:style-name="gr11" draw:text-style-name="P21" draw:layer="layout" svg:width="0.786cm" svg:height="0.911cm" svg:x="17.191cm" svg:y="11.429cm">
          <draw:text-box>
            <text:p text:style-name="P20"><text:span text:style-name="T1">1</text:span></text:p>
          </draw:text-box>
        </draw:frame>
        <draw:frame draw:style-name="gr43" draw:text-style-name="P21" draw:layer="layout" svg:width="0.828cm" svg:height="0.708cm" svg:x="16.436cm" svg:y="12.488cm">
          <draw:text-box>
            <text:p text:style-name="P20"><text:span text:style-name="T1">-</text:span><text:span text:style-name="T1">1</text:span></text:p>
          </draw:text-box>
        </draw:frame>
        <draw:frame draw:style-name="gr44" draw:text-style-name="P21" draw:layer="layout" svg:width="0.731cm" svg:height="0.708cm" svg:x="18.184cm" svg:y="12.488cm">
          <draw:text-box>
            <text:p text:style-name="P20"><text:span text:style-name="T1">1</text:span></text:p>
          </draw:text-box>
        </draw:frame>
        <draw:custom-shape draw:style-name="gr41" draw:text-style-name="P2" draw:layer="layout" svg:width="0.158cm" svg:height="0.157cm" svg:x="17.654cm" svg:y="11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5" draw:text-style-name="P13" draw:layer="layout" svg:x1="15.967cm" svg:y1="12.533cm" svg:x2="16.906cm" svg:y2="12.533cm">
          <text:p/>
        </draw:line>
        <draw:custom-shape draw:style-name="gr42" draw:text-style-name="P19" draw:layer="layout" svg:width="0.158cm" svg:height="0.157cm" svg:x="16.823cm" svg:y="1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3" draw:layer="layout" svg:x1="16.887cm" svg:y1="10.969cm" svg:x2="18.528cm" svg:y2="10.969cm">
          <text:p/>
        </draw:line>
        <draw:custom-shape draw:style-name="gr42" draw:text-style-name="P19" draw:layer="layout" svg:width="0.157cm" svg:height="0.157cm" svg:x="17.643cm" svg:y="10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9" draw:layer="layout" svg:width="0.157cm" svg:height="0.157cm" svg:x="16.827cm" svg:y="10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9" draw:layer="layout" svg:width="0.157cm" svg:height="0.157cm" svg:x="18.445cm" svg:y="10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2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line draw:style-name="gr50" draw:text-style-name="P3" draw:layer="layout" svg:x1="9.842cm" svg:y1="12.548cm" svg:x2="9.856cm" svg:y2="4.975cm">
          <text:p/>
        </draw:line>
        <draw:custom-shape draw:style-name="gr51" draw:text-style-name="P4" draw:layer="layout" svg:width="0.304cm" svg:height="0.304cm" svg:x="9.693cm" svg:y="10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2" draw:text-style-name="P3" draw:layer="layout" svg:x1="9.856cm" svg:y1="4.975cm" svg:x2="18.064cm" svg:y2="4.975cm">
          <text:p/>
        </draw:line>
        <draw:line draw:style-name="gr53" draw:text-style-name="P3" draw:layer="layout" svg:x1="11.865cm" svg:y1="10.144cm" svg:x2="11.874cm" svg:y2="5.003cm">
          <text:p/>
        </draw:line>
        <draw:line draw:style-name="gr54" draw:text-style-name="P3" draw:layer="layout" svg:x1="9.856cm" svg:y1="5.97cm" svg:x2="18.064cm" svg:y2="5.97cm">
          <text:p/>
        </draw:line>
        <draw:line draw:style-name="gr55" draw:text-style-name="P3" draw:layer="layout" svg:x1="9.856cm" svg:y1="7.008cm" svg:x2="18.064cm" svg:y2="7.008cm">
          <text:p/>
        </draw:line>
        <draw:line draw:style-name="gr56" draw:text-style-name="P3" draw:layer="layout" svg:x1="9.856cm" svg:y1="9.108cm" svg:x2="18.064cm" svg:y2="9.108cm">
          <text:p/>
        </draw:line>
        <draw:line draw:style-name="gr57" draw:text-style-name="P3" draw:layer="layout" svg:x1="9.856cm" svg:y1="10.144cm" svg:x2="18.064cm" svg:y2="10.144cm">
          <text:p/>
        </draw:line>
        <draw:line draw:style-name="gr58" draw:text-style-name="P3" draw:layer="layout" svg:x1="13.972cm" svg:y1="10.144cm" svg:x2="13.981cm" svg:y2="5.003cm">
          <text:p/>
        </draw:line>
        <draw:line draw:style-name="gr59" draw:text-style-name="P3" draw:layer="layout" svg:x1="16.073cm" svg:y1="10.143cm" svg:x2="16.085cm" svg:y2="2.847cm">
          <text:p/>
        </draw:line>
        <draw:line draw:style-name="gr60" draw:text-style-name="P3" draw:layer="layout" svg:x1="17.061cm" svg:y1="10.143cm" svg:x2="17.073cm" svg:y2="2.847cm">
          <text:p/>
        </draw:line>
        <draw:line draw:style-name="gr61" draw:text-style-name="P3" draw:layer="layout" svg:x1="18.055cm" svg:y1="10.143cm" svg:x2="18.067cm" svg:y2="2.847cm">
          <text:p/>
        </draw:line>
        <draw:line draw:style-name="gr62" draw:text-style-name="P3" draw:layer="layout" svg:x1="15.024cm" svg:y1="2.847cm" svg:x2="20.8cm" svg:y2="2.847cm">
          <text:p/>
        </draw:line>
        <draw:line draw:style-name="gr63" draw:text-style-name="P3" draw:layer="layout" svg:x1="15.024cm" svg:y1="3.857cm" svg:x2="18.064cm" svg:y2="3.857cm">
          <text:p/>
        </draw:line>
        <draw:line draw:style-name="gr64" draw:text-style-name="P3" draw:layer="layout" svg:x1="15.021cm" svg:y1="4.975cm" svg:x2="15.024cm" svg:y2="2.847cm">
          <text:p/>
        </draw:line>
        <draw:line draw:style-name="gr65" draw:text-style-name="P3" draw:layer="layout" svg:x1="15.024cm" svg:y1="7.008cm" svg:x2="15.024cm" svg:y2="5.97cm">
          <text:p/>
        </draw:line>
        <draw:line draw:style-name="gr66" draw:text-style-name="P3" draw:layer="layout" svg:x1="15.024cm" svg:y1="10.146cm" svg:x2="15.024cm" svg:y2="9.108cm">
          <text:p/>
        </draw:line>
        <draw:custom-shape draw:style-name="gr67" draw:text-style-name="P4" draw:layer="layout" svg:width="0.304cm" svg:height="0.304cm" draw:transform="rotate (-1.5707963267949) translate (19.681cm 2.7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153cm" svg:height="0.151cm" svg:x="19.962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153cm" svg:height="0.152cm" svg:x="9.7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7" draw:layer="layout" svg:width="0.925cm" svg:height="0.911cm" svg:x="9.785cm" svg:y="11.251cm">
          <draw:text-box>
            <text:p><text:span text:style-name="T3">A</text:span></text:p>
          </draw:text-box>
        </draw:frame>
        <draw:frame draw:style-name="gr69" draw:text-style-name="P7" draw:layer="layout" svg:width="0.9cm" svg:height="0.911cm" svg:x="19.6cm" svg:y="2.847cm">
          <draw:text-box>
            <text:p><text:span text:style-name="T3">B</text:span></text:p>
          </draw:text-box>
        </draw:frame>
        <draw:frame draw:style-name="gr70" draw:text-style-name="P7" draw:layer="layout" svg:width="1.925cm" svg:height="0.911cm" svg:x="8.943cm" svg:y="12.281cm">
          <draw:text-box>
            <text:p><text:span text:style-name="T3">S</text:span><text:span text:style-name="T3">t</text:span><text:span text:style-name="T3">a</text:span><text:span text:style-name="T3">r</text:span><text:span text:style-name="T3">t</text:span></text:p>
          </draw:text-box>
        </draw:frame>
        <draw:frame draw:style-name="gr70" draw:text-style-name="P7" draw:layer="layout" svg:width="2.087cm" svg:height="0.911cm" svg:x="18.962cm" svg:y="2.019cm">
          <draw:text-box>
            <text:p><text:span text:style-name="T3">F</text:span><text:span text:style-name="T3">i</text:span><text:span text:style-name="T3">n</text:span><text:span text:style-name="T3">i</text:span><text:span text:style-name="T3">s</text:span><text:span text:style-name="T3">h</text:span></text:p>
          </draw:text-box>
        </draw:frame>
        <draw:line draw:style-name="gr71" draw:text-style-name="P3" draw:layer="layout" svg:x1="16.085cm" svg:y1="8.051cm" svg:x2="18.064cm" svg:y2="8.051cm">
          <text:p/>
        </draw:line>
        <presentation:notes draw:style-name="dp2">
          <draw:page-thumbnail draw:style-name="gr23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line draw:style-name="gr4" draw:text-style-name="P1" draw:layer="layout" svg:x1="3.352cm" svg:y1="5.465cm" svg:x2="6.794cm" svg:y2="2.552cm">
          <text:p/>
        </draw:line>
        <draw:line draw:style-name="gr4" draw:text-style-name="P1" draw:layer="layout" svg:x1="9.453cm" svg:y1="6.402cm" svg:x2="6.794cm" svg:y2="2.552cm">
          <text:p/>
        </draw:line>
        <draw:line draw:style-name="gr4" draw:text-style-name="P1" draw:layer="layout" svg:x1="3.352cm" svg:y1="5.465cm" svg:x2="6.099cm" svg:y2="7.667cm">
          <text:p/>
        </draw:line>
        <draw:line draw:style-name="gr4" draw:text-style-name="P1" draw:layer="layout" svg:x1="6.099cm" svg:y1="7.667cm" svg:x2="9.453cm" svg:y2="6.402cm">
          <text:p/>
        </draw:line>
        <draw:line draw:style-name="gr4" draw:text-style-name="P1" draw:layer="layout" svg:x1="6.099cm" svg:y1="7.667cm" svg:x2="8.669cm" svg:y2="5.262cm">
          <text:p/>
        </draw:line>
        <draw:line draw:style-name="gr7" draw:text-style-name="P1" draw:layer="layout" svg:x1="3.352cm" svg:y1="5.465cm" svg:x2="6.794cm" svg:y2="4.849cm">
          <text:p/>
        </draw:line>
        <draw:line draw:style-name="gr7" draw:text-style-name="P1" draw:layer="layout" svg:x1="6.794cm" svg:y1="4.849cm" svg:x2="9.453cm" svg:y2="6.402cm">
          <text:p/>
        </draw:line>
        <draw:line draw:style-name="gr4" draw:text-style-name="P1" draw:layer="layout" svg:x1="6.099cm" svg:y1="7.667cm" svg:x2="6.794cm" svg:y2="2.552cm">
          <text:p/>
        </draw:line>
        <draw:line draw:style-name="gr7" draw:text-style-name="P1" draw:layer="layout" svg:x1="6.794cm" svg:y1="4.849cm" svg:x2="8.669cm" svg:y2="5.262cm">
          <text:p/>
        </draw:line>
        <draw:line draw:style-name="gr7" draw:text-style-name="P1" draw:layer="layout" svg:x1="6.794cm" svg:y1="4.848cm" svg:x2="6.794cm" svg:y2="2.552cm">
          <text:p/>
        </draw:line>
        <draw:frame draw:style-name="gr16" draw:text-style-name="P7" draw:layer="layout" svg:width="0.938cm" svg:height="0.911cm" svg:x="2.623cm" svg:y="5.006cm">
          <draw:text-box>
            <text:p><text:span text:style-name="T3">A</text:span></text:p>
          </draw:text-box>
        </draw:frame>
        <draw:frame draw:style-name="gr16" draw:text-style-name="P7" draw:layer="layout" svg:width="0.938cm" svg:height="0.911cm" svg:x="6.361cm" svg:y="1.787cm">
          <draw:text-box>
            <text:p><text:span text:style-name="T3">E</text:span></text:p>
          </draw:text-box>
        </draw:frame>
        <draw:frame draw:style-name="gr16" draw:text-style-name="P7" draw:layer="layout" svg:width="0.938cm" svg:height="0.911cm" svg:x="8.463cm" svg:y="4.576cm">
          <draw:text-box>
            <text:p><text:span text:style-name="T3">P</text:span></text:p>
          </draw:text-box>
        </draw:frame>
        <draw:frame draw:style-name="gr16" draw:text-style-name="P7" draw:layer="layout" svg:width="0.938cm" svg:height="0.911cm" svg:x="9.262cm" svg:y="5.987cm">
          <draw:text-box>
            <text:p><text:span text:style-name="T3">C</text:span></text:p>
          </draw:text-box>
        </draw:frame>
        <draw:frame draw:style-name="gr16" draw:text-style-name="P7" draw:layer="layout" svg:width="0.938cm" svg:height="0.911cm" svg:x="6.335cm" svg:y="4.728cm">
          <draw:text-box>
            <text:p><text:span text:style-name="T3">D</text:span></text:p>
          </draw:text-box>
        </draw:frame>
        <draw:frame draw:style-name="gr16" draw:text-style-name="P7" draw:layer="layout" svg:width="0.938cm" svg:height="0.911cm" svg:x="5.675cm" svg:y="7.489cm">
          <draw:text-box>
            <text:p><text:span text:style-name="T3">B</text:span></text:p>
          </draw:text-box>
        </draw:frame>
        <draw:path draw:style-name="gr4" draw:text-style-name="P1" draw:layer="layout" svg:width="0.237cm" svg:height="0.235cm" draw:transform="skewX (0.153588974175501) rotate (-1.91898951256777) translate (8.4929788161723cm 5.29612425765143cm)" svg:viewBox="0 0 238 236" svg:d="M0 236c300-1 231-236 231-236">
          <text:p/>
        </draw:path>
        <draw:frame draw:style-name="gr72" draw:text-style-name="P17" draw:layer="layout" svg:width="0.961cm" svg:height="0.8cm" svg:x="7.735cm" svg:y="5.062cm">
          <draw:text-box>
            <text:p><text:span text:style-name="T5">θ</text:span></text:p>
          </draw:text-box>
        </draw:frame>
        <draw:custom-shape draw:style-name="gr73" draw:text-style-name="P1" draw:layer="layout" svg:width="4.8cm" svg:height="4.8cm" svg:x="12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3.366cm" svg:height="1.499cm" svg:x="12.602cm" svg:y="3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192cm" svg:y1="11.897cm" svg:x2="9.192cm" svg:y2="9.678cm">
          <text:p/>
        </draw:line>
        <draw:line draw:style-name="gr4" draw:text-style-name="P1" draw:layer="layout" svg:x1="11.342cm" svg:y1="9.644cm" svg:x2="9.192cm" svg:y2="9.678cm">
          <text:p/>
        </draw:line>
        <draw:line draw:style-name="gr4" draw:text-style-name="P1" draw:layer="layout" svg:x1="11.368cm" svg:y1="11.855cm" svg:x2="9.192cm" svg:y2="11.897cm">
          <text:p/>
        </draw:line>
        <draw:line draw:style-name="gr4" draw:text-style-name="P1" draw:layer="layout" svg:x1="11.368cm" svg:y1="11.855cm" svg:x2="11.342cm" svg:y2="9.618cm">
          <text:p/>
        </draw:line>
        <draw:line draw:style-name="gr4" draw:text-style-name="P1" draw:layer="layout" svg:x1="9.96cm" svg:y1="8.483cm" svg:x2="9.192cm" svg:y2="9.678cm">
          <text:p/>
        </draw:line>
        <draw:line draw:style-name="gr4" draw:text-style-name="P1" draw:layer="layout" svg:x1="12.11cm" svg:y1="8.449cm" svg:x2="9.96cm" svg:y2="8.483cm">
          <text:p/>
        </draw:line>
        <draw:line draw:style-name="gr4" draw:text-style-name="P1" draw:layer="layout" svg:x1="12.11cm" svg:y1="8.449cm" svg:x2="11.342cm" svg:y2="9.644cm">
          <text:p/>
        </draw:line>
        <draw:line draw:style-name="gr4" draw:text-style-name="P1" draw:layer="layout" svg:x1="12.136cm" svg:y1="10.686cm" svg:x2="12.11cm" svg:y2="8.449cm">
          <text:p/>
        </draw:line>
        <draw:line draw:style-name="gr4" draw:text-style-name="P1" draw:layer="layout" svg:x1="11.368cm" svg:y1="11.855cm" svg:x2="12.136cm" svg:y2="10.686cm">
          <text:p/>
        </draw:line>
        <draw:line draw:style-name="gr7" draw:text-style-name="P1" draw:layer="layout" svg:x1="9.96cm" svg:y1="8.483cm" svg:x2="9.994cm" svg:y2="10.694cm">
          <text:p/>
        </draw:line>
        <draw:line draw:style-name="gr7" draw:text-style-name="P1" draw:layer="layout" svg:x1="9.994cm" svg:y1="10.694cm" svg:x2="12.136cm" svg:y2="10.686cm">
          <text:p/>
        </draw:line>
        <draw:line draw:style-name="gr7" draw:text-style-name="P1" draw:layer="layout" svg:x1="9.994cm" svg:y1="10.694cm" svg:x2="9.192cm" svg:y2="11.897cm">
          <text:p/>
        </draw:line>
        <presentation:notes draw:style-name="dp2">
          <draw:page-thumbnail draw:style-name="gr23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draw:style-name="gr75" draw:text-style-name="P1" draw:layer="layout" svg:width="18.199cm" svg:height="4.799cm" svg:x="2.601cm" svg:y="5.2cm">
          <draw:image xlink:href="Pictures/1000000000000780000004384F578CF035883F01.png" xlink:type="simple" xlink:show="embed" xlink:actuate="onLoad">
            <text:p/>
          </draw:image>
        </draw:frame>
        <draw:custom-shape draw:style-name="gr76" draw:text-style-name="P19" draw:layer="layout" svg:width="0.6cm" svg:height="0.6cm" svg:x="3cm" svg:y="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9" draw:layer="layout" svg:width="2.8cm" svg:height="0.6cm" svg:x="16.8cm" svg:y="5.48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1.15cm" svg:height="0.911cm" svg:x="2.728cm" svg:y="5.864cm">
          <draw:text-box>
            <text:p><text:span text:style-name="T7">N</text:span><text:span text:style-name="T7">o</text:span><text:span text:style-name="T7">.</text:span></text:p>
          </draw:text-box>
        </draw:frame>
        <draw:frame draw:style-name="gr79" draw:text-style-name="P22" draw:layer="layout" svg:width="3.893cm" svg:height="0.911cm" svg:x="16.236cm" svg:y="5.436cm">
          <draw:text-box>
            <text:p><text:span text:style-name="T7">P</text:span><text:span text:style-name="T7">r</text:span><text:span text:style-name="T7">o</text:span><text:span text:style-name="T7">p</text:span><text:span text:style-name="T7">o</text:span><text:span text:style-name="T7">r</text:span><text:span text:style-name="T7">t</text:span><text:span text:style-name="T7">i</text:span><text:span text:style-name="T7">o</text:span><text:span text:style-name="T7">n</text:span><text:span text:style-name="T7">a</text:span><text:span text:style-name="T7">l </text:span><text:span text:style-name="T7">p</text:span><text:span text:style-name="T7">a</text:span><text:span text:style-name="T7">r</text:span><text:span text:style-name="T7">t</text:span><text:span text:style-name="T7">s</text:span></text:p>
          </draw:text-box>
        </draw:frame>
        <presentation:notes draw:style-name="dp2">
          <draw:page-thumbnail draw:style-name="gr23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line draw:style-name="gr4" draw:text-style-name="P1" draw:layer="layout" svg:x1="2.6cm" svg:y1="7.602cm" svg:x2="3.146cm" svg:y2="7.6cm">
          <text:p/>
        </draw:line>
        <draw:line draw:style-name="gr4" draw:text-style-name="P1" draw:layer="layout" svg:x1="2.6cm" svg:y1="7.602cm" svg:x2="3.2cm" svg:y2="3.8cm">
          <text:p/>
        </draw:line>
        <draw:line draw:style-name="gr4" draw:text-style-name="P1" draw:layer="layout" svg:x1="2.6cm" svg:y1="7.602cm" svg:x2="3.2cm" svg:y2="11.4cm">
          <text:p/>
        </draw:line>
        <draw:frame draw:style-name="gr80" draw:text-style-name="P24" draw:layer="layout" svg:width="0.646cm" svg:height="0.581cm" svg:x="2.899cm" svg:y="3.364cm">
          <draw:text-box>
            <text:p text:style-name="P23"><text:span text:style-name="T1">1</text:span></text:p>
          </draw:text-box>
        </draw:frame>
        <draw:frame draw:style-name="gr80" draw:text-style-name="P24" draw:layer="layout" svg:width="0.646cm" svg:height="0.581cm" svg:x="2.899cm" svg:y="7.301cm">
          <draw:text-box>
            <text:p text:style-name="P23"><text:span text:style-name="T1">2</text:span></text:p>
          </draw:text-box>
        </draw:frame>
        <draw:frame draw:style-name="gr80" draw:text-style-name="P24" draw:layer="layout" svg:width="0.646cm" svg:height="0.581cm" svg:x="2.899cm" svg:y="11.237cm">
          <draw:text-box>
            <text:p text:style-name="P23"><text:span text:style-name="T1">3</text:span></text:p>
          </draw:text-box>
        </draw:frame>
        <draw:line draw:style-name="gr4" draw:text-style-name="P1" draw:layer="layout" svg:x1="3.328cm" svg:y1="7.602cm" svg:x2="3.874cm" svg:y2="7.6cm">
          <text:p/>
        </draw:line>
        <draw:line draw:style-name="gr4" draw:text-style-name="P1" draw:layer="layout" svg:x1="3.328cm" svg:y1="7.602cm" svg:x2="3.8cm" svg:y2="6.4cm">
          <text:p/>
        </draw:line>
        <draw:line draw:style-name="gr4" draw:text-style-name="P1" draw:layer="layout" svg:x1="3.328cm" svg:y1="7.602cm" svg:x2="3.8cm" svg:y2="8.8cm">
          <text:p/>
        </draw:line>
        <draw:frame draw:style-name="gr80" draw:text-style-name="P24" draw:layer="layout" svg:width="0.79cm" svg:height="0.581cm" svg:x="3.61cm" svg:y="7.301cm">
          <draw:text-box>
            <text:p text:style-name="P23"><text:span text:style-name="T1">2</text:span><text:span text:style-name="T1">2</text:span></text:p>
          </draw:text-box>
        </draw:frame>
        <draw:frame draw:style-name="gr80" draw:text-style-name="P24" draw:layer="layout" svg:width="0.79cm" svg:height="0.581cm" svg:x="3.61cm" svg:y="6.019cm">
          <draw:text-box>
            <text:p text:style-name="P23"><text:span text:style-name="T1">2</text:span><text:span text:style-name="T1">1</text:span></text:p>
          </draw:text-box>
        </draw:frame>
        <draw:frame draw:style-name="gr80" draw:text-style-name="P24" draw:layer="layout" svg:width="0.79cm" svg:height="0.581cm" svg:x="3.61cm" svg:y="8.619cm">
          <draw:text-box>
            <text:p text:style-name="P23"><text:span text:style-name="T1">2</text:span><text:span text:style-name="T1">3</text:span></text:p>
          </draw:text-box>
        </draw:frame>
        <draw:line draw:style-name="gr4" draw:text-style-name="P1" draw:layer="layout" svg:x1="3.328cm" svg:y1="11.529cm" svg:x2="3.874cm" svg:y2="11.527cm">
          <text:p/>
        </draw:line>
        <draw:line draw:style-name="gr4" draw:text-style-name="P1" draw:layer="layout" svg:x1="3.328cm" svg:y1="11.529cm" svg:x2="3.8cm" svg:y2="10.327cm">
          <text:p/>
        </draw:line>
        <draw:line draw:style-name="gr4" draw:text-style-name="P1" draw:layer="layout" svg:x1="3.328cm" svg:y1="11.529cm" svg:x2="3.8cm" svg:y2="12.727cm">
          <text:p/>
        </draw:line>
        <draw:frame draw:style-name="gr80" draw:text-style-name="P24" draw:layer="layout" svg:width="0.79cm" svg:height="0.581cm" svg:x="3.61cm" svg:y="11.228cm">
          <draw:text-box>
            <text:p text:style-name="P23"><text:span text:style-name="T1">3</text:span><text:span text:style-name="T1">2</text:span></text:p>
          </draw:text-box>
        </draw:frame>
        <draw:frame draw:style-name="gr80" draw:text-style-name="P24" draw:layer="layout" svg:width="0.79cm" svg:height="0.581cm" svg:x="3.61cm" svg:y="9.946cm">
          <draw:text-box>
            <text:p text:style-name="P23"><text:span text:style-name="T1">3</text:span><text:span text:style-name="T1">1</text:span></text:p>
          </draw:text-box>
        </draw:frame>
        <draw:frame draw:style-name="gr80" draw:text-style-name="P24" draw:layer="layout" svg:width="0.79cm" svg:height="0.581cm" svg:x="3.61cm" svg:y="12.546cm">
          <draw:text-box>
            <text:p text:style-name="P23"><text:span text:style-name="T1">3</text:span><text:span text:style-name="T1">3</text:span></text:p>
          </draw:text-box>
        </draw:frame>
        <draw:line draw:style-name="gr4" draw:text-style-name="P1" draw:layer="layout" svg:x1="3.328cm" svg:y1="3.659cm" svg:x2="3.874cm" svg:y2="3.657cm">
          <text:p/>
        </draw:line>
        <draw:line draw:style-name="gr4" draw:text-style-name="P1" draw:layer="layout" svg:x1="3.328cm" svg:y1="3.659cm" svg:x2="3.8cm" svg:y2="2.457cm">
          <text:p/>
        </draw:line>
        <draw:line draw:style-name="gr4" draw:text-style-name="P1" draw:layer="layout" svg:x1="3.328cm" svg:y1="3.659cm" svg:x2="3.8cm" svg:y2="4.857cm">
          <text:p/>
        </draw:line>
        <draw:frame draw:style-name="gr80" draw:text-style-name="P24" draw:layer="layout" svg:width="0.79cm" svg:height="0.581cm" svg:x="3.61cm" svg:y="3.358cm">
          <draw:text-box>
            <text:p text:style-name="P23"><text:span text:style-name="T1">1</text:span><text:span text:style-name="T1">2</text:span></text:p>
          </draw:text-box>
        </draw:frame>
        <draw:frame draw:style-name="gr80" draw:text-style-name="P24" draw:layer="layout" svg:width="0.79cm" svg:height="0.581cm" svg:x="3.61cm" svg:y="2.076cm">
          <draw:text-box>
            <text:p text:style-name="P23"><text:span text:style-name="T1">1</text:span><text:span text:style-name="T1">1</text:span></text:p>
          </draw:text-box>
        </draw:frame>
        <draw:frame draw:style-name="gr80" draw:text-style-name="P24" draw:layer="layout" svg:width="0.79cm" svg:height="0.581cm" svg:x="3.61cm" svg:y="4.676cm">
          <draw:text-box>
            <text:p text:style-name="P23"><text:span text:style-name="T1">1</text:span><text:span text:style-name="T1">3</text:span></text:p>
          </draw:text-box>
        </draw:frame>
        <draw:line draw:style-name="gr4" draw:text-style-name="P1" draw:layer="layout" svg:x1="4.2cm" svg:y1="7.602cm" svg:x2="4.55cm" svg:y2="7.602cm">
          <text:p/>
        </draw:line>
        <draw:line draw:style-name="gr4" draw:text-style-name="P1" draw:layer="layout" svg:x1="4.2cm" svg:y1="7.602cm" svg:x2="4.558cm" svg:y2="7.289cm">
          <text:p/>
        </draw:line>
        <draw:line draw:style-name="gr4" draw:text-style-name="P1" draw:layer="layout" svg:x1="4.2cm" svg:y1="7.602cm" svg:x2="4.55cm" svg:y2="7.92cm">
          <text:p/>
        </draw:line>
        <draw:frame draw:style-name="gr80" draw:text-style-name="P24" draw:layer="layout" svg:width="0.743cm" svg:height="0.581cm" svg:x="4.386cm" svg:y="7.238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6.875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7.605cm">
          <draw:text-box>
            <text:p text:style-name="P23"><text:span text:style-name="T1">...</text:span></text:p>
          </draw:text-box>
        </draw:frame>
        <draw:line draw:style-name="gr4" draw:text-style-name="P1" draw:layer="layout" svg:x1="4.2cm" svg:y1="6.306cm" svg:x2="4.55cm" svg:y2="6.306cm">
          <text:p/>
        </draw:line>
        <draw:line draw:style-name="gr4" draw:text-style-name="P1" draw:layer="layout" svg:x1="4.2cm" svg:y1="6.306cm" svg:x2="4.558cm" svg:y2="5.993cm">
          <text:p/>
        </draw:line>
        <draw:line draw:style-name="gr4" draw:text-style-name="P1" draw:layer="layout" svg:x1="4.2cm" svg:y1="6.306cm" svg:x2="4.55cm" svg:y2="6.624cm">
          <text:p/>
        </draw:line>
        <draw:frame draw:style-name="gr80" draw:text-style-name="P24" draw:layer="layout" svg:width="0.743cm" svg:height="0.581cm" svg:x="4.386cm" svg:y="5.942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5.579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6.309cm">
          <draw:text-box>
            <text:p text:style-name="P23"><text:span text:style-name="T1">...</text:span></text:p>
          </draw:text-box>
        </draw:frame>
        <draw:line draw:style-name="gr4" draw:text-style-name="P1" draw:layer="layout" svg:x1="4.2cm" svg:y1="4.967cm" svg:x2="4.55cm" svg:y2="4.967cm">
          <text:p/>
        </draw:line>
        <draw:line draw:style-name="gr4" draw:text-style-name="P1" draw:layer="layout" svg:x1="4.2cm" svg:y1="4.967cm" svg:x2="4.558cm" svg:y2="4.654cm">
          <text:p/>
        </draw:line>
        <draw:line draw:style-name="gr4" draw:text-style-name="P1" draw:layer="layout" svg:x1="4.2cm" svg:y1="4.967cm" svg:x2="4.55cm" svg:y2="5.285cm">
          <text:p/>
        </draw:line>
        <draw:frame draw:style-name="gr80" draw:text-style-name="P24" draw:layer="layout" svg:width="0.743cm" svg:height="0.581cm" svg:x="4.386cm" svg:y="4.603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4.24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4.97cm">
          <draw:text-box>
            <text:p text:style-name="P23"><text:span text:style-name="T1">...</text:span></text:p>
          </draw:text-box>
        </draw:frame>
        <draw:line draw:style-name="gr4" draw:text-style-name="P1" draw:layer="layout" svg:x1="4.2cm" svg:y1="3.665cm" svg:x2="4.55cm" svg:y2="3.665cm">
          <text:p/>
        </draw:line>
        <draw:line draw:style-name="gr4" draw:text-style-name="P1" draw:layer="layout" svg:x1="4.2cm" svg:y1="3.665cm" svg:x2="4.558cm" svg:y2="3.352cm">
          <text:p/>
        </draw:line>
        <draw:line draw:style-name="gr4" draw:text-style-name="P1" draw:layer="layout" svg:x1="4.2cm" svg:y1="3.665cm" svg:x2="4.55cm" svg:y2="3.983cm">
          <text:p/>
        </draw:line>
        <draw:frame draw:style-name="gr80" draw:text-style-name="P24" draw:layer="layout" svg:width="0.743cm" svg:height="0.581cm" svg:x="4.386cm" svg:y="3.301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934cm" svg:height="0.581cm" svg:x="4.346cm" svg:y="3.006cm">
          <draw:text-box>
            <text:p text:style-name="P23"><text:span text:style-name="T1">1</text:span><text:span text:style-name="T1">2</text:span><text:span text:style-name="T1">1</text:span></text:p>
          </draw:text-box>
        </draw:frame>
        <draw:frame draw:style-name="gr80" draw:text-style-name="P24" draw:layer="layout" svg:width="0.743cm" svg:height="0.581cm" svg:x="4.386cm" svg:y="3.668cm">
          <draw:text-box>
            <text:p text:style-name="P23"><text:span text:style-name="T1">...</text:span></text:p>
          </draw:text-box>
        </draw:frame>
        <draw:line draw:style-name="gr4" draw:text-style-name="P1" draw:layer="layout" svg:x1="4.2cm" svg:y1="2.354cm" svg:x2="4.55cm" svg:y2="2.354cm">
          <text:p/>
        </draw:line>
        <draw:line draw:style-name="gr4" draw:text-style-name="P1" draw:layer="layout" svg:x1="4.2cm" svg:y1="2.354cm" svg:x2="4.558cm" svg:y2="2.041cm">
          <text:p/>
        </draw:line>
        <draw:line draw:style-name="gr4" draw:text-style-name="P1" draw:layer="layout" svg:x1="4.2cm" svg:y1="2.354cm" svg:x2="4.55cm" svg:y2="2.672cm">
          <text:p/>
        </draw:line>
        <draw:frame draw:style-name="gr80" draw:text-style-name="P24" draw:layer="layout" svg:width="0.934cm" svg:height="0.581cm" svg:x="4.342cm" svg:y="2.058cm">
          <draw:text-box>
            <text:p text:style-name="P23"><text:span text:style-name="T1">1</text:span><text:span text:style-name="T1">1</text:span><text:span text:style-name="T1">2</text:span></text:p>
          </draw:text-box>
        </draw:frame>
        <draw:frame draw:style-name="gr80" draw:text-style-name="P24" draw:layer="layout" svg:width="0.934cm" svg:height="0.581cm" svg:x="4.342cm" svg:y="1.695cm">
          <draw:text-box>
            <text:p text:style-name="P23"><text:span text:style-name="T1">1</text:span><text:span text:style-name="T1">1</text:span><text:span text:style-name="T1">1</text:span></text:p>
          </draw:text-box>
        </draw:frame>
        <draw:frame draw:style-name="gr80" draw:text-style-name="P24" draw:layer="layout" svg:width="0.934cm" svg:height="0.581cm" svg:x="4.342cm" svg:y="2.425cm">
          <draw:text-box>
            <text:p text:style-name="P23"><text:span text:style-name="T1">1</text:span><text:span text:style-name="T1">1</text:span><text:span text:style-name="T1">3</text:span></text:p>
          </draw:text-box>
        </draw:frame>
        <draw:line draw:style-name="gr4" draw:text-style-name="P1" draw:layer="layout" svg:x1="4.2cm" svg:y1="8.901cm" svg:x2="4.55cm" svg:y2="8.901cm">
          <text:p/>
        </draw:line>
        <draw:line draw:style-name="gr4" draw:text-style-name="P1" draw:layer="layout" svg:x1="4.2cm" svg:y1="8.901cm" svg:x2="4.558cm" svg:y2="8.588cm">
          <text:p/>
        </draw:line>
        <draw:line draw:style-name="gr4" draw:text-style-name="P1" draw:layer="layout" svg:x1="4.2cm" svg:y1="8.901cm" svg:x2="4.55cm" svg:y2="9.219cm">
          <text:p/>
        </draw:line>
        <draw:frame draw:style-name="gr80" draw:text-style-name="P24" draw:layer="layout" svg:width="0.743cm" svg:height="0.581cm" svg:x="4.386cm" svg:y="8.537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8.174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8.904cm">
          <draw:text-box>
            <text:p text:style-name="P23"><text:span text:style-name="T1">...</text:span></text:p>
          </draw:text-box>
        </draw:frame>
        <draw:line draw:style-name="gr4" draw:text-style-name="P1" draw:layer="layout" svg:x1="4.2cm" svg:y1="10.228cm" svg:x2="4.55cm" svg:y2="10.228cm">
          <text:p/>
        </draw:line>
        <draw:line draw:style-name="gr4" draw:text-style-name="P1" draw:layer="layout" svg:x1="4.2cm" svg:y1="10.228cm" svg:x2="4.558cm" svg:y2="9.915cm">
          <text:p/>
        </draw:line>
        <draw:line draw:style-name="gr4" draw:text-style-name="P1" draw:layer="layout" svg:x1="4.2cm" svg:y1="10.228cm" svg:x2="4.55cm" svg:y2="10.546cm">
          <text:p/>
        </draw:line>
        <draw:frame draw:style-name="gr80" draw:text-style-name="P24" draw:layer="layout" svg:width="0.743cm" svg:height="0.581cm" svg:x="4.386cm" svg:y="9.864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9.501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10.231cm">
          <draw:text-box>
            <text:p text:style-name="P23"><text:span text:style-name="T1">...</text:span></text:p>
          </draw:text-box>
        </draw:frame>
        <draw:line draw:style-name="gr4" draw:text-style-name="P1" draw:layer="layout" svg:x1="4.2cm" svg:y1="11.527cm" svg:x2="4.55cm" svg:y2="11.527cm">
          <text:p/>
        </draw:line>
        <draw:line draw:style-name="gr4" draw:text-style-name="P1" draw:layer="layout" svg:x1="4.2cm" svg:y1="11.527cm" svg:x2="4.558cm" svg:y2="11.214cm">
          <text:p/>
        </draw:line>
        <draw:line draw:style-name="gr4" draw:text-style-name="P1" draw:layer="layout" svg:x1="4.2cm" svg:y1="11.527cm" svg:x2="4.55cm" svg:y2="11.845cm">
          <text:p/>
        </draw:line>
        <draw:frame draw:style-name="gr80" draw:text-style-name="P24" draw:layer="layout" svg:width="0.743cm" svg:height="0.581cm" svg:x="4.386cm" svg:y="11.163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10.8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11.53cm">
          <draw:text-box>
            <text:p text:style-name="P23"><text:span text:style-name="T1">...</text:span></text:p>
          </draw:text-box>
        </draw:frame>
        <draw:line draw:style-name="gr4" draw:text-style-name="P1" draw:layer="layout" svg:x1="4.2cm" svg:y1="12.838cm" svg:x2="4.55cm" svg:y2="12.838cm">
          <text:p/>
        </draw:line>
        <draw:line draw:style-name="gr4" draw:text-style-name="P1" draw:layer="layout" svg:x1="4.2cm" svg:y1="12.838cm" svg:x2="4.558cm" svg:y2="12.525cm">
          <text:p/>
        </draw:line>
        <draw:line draw:style-name="gr4" draw:text-style-name="P1" draw:layer="layout" svg:x1="4.2cm" svg:y1="12.838cm" svg:x2="4.55cm" svg:y2="13.156cm">
          <text:p/>
        </draw:line>
        <draw:frame draw:style-name="gr80" draw:text-style-name="P24" draw:layer="layout" svg:width="0.743cm" svg:height="0.581cm" svg:x="4.386cm" svg:y="12.474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12.111cm">
          <draw:text-box>
            <text:p text:style-name="P23"><text:span text:style-name="T1">...</text:span></text:p>
          </draw:text-box>
        </draw:frame>
        <draw:frame draw:style-name="gr80" draw:text-style-name="P24" draw:layer="layout" svg:width="0.743cm" svg:height="0.581cm" svg:x="4.386cm" svg:y="12.841cm">
          <draw:text-box>
            <text:p text:style-name="P23"><text:span text:style-name="T1">...</text:span></text:p>
          </draw:text-box>
        </draw:frame>
        <draw:custom-shape draw:style-name="gr81" draw:text-style-name="P1" draw:layer="layout" svg:width="6.773cm" svg:height="3.117cm" svg:x="10.34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draw:layer="layout" svg:width="6.773cm" svg:height="3.117cm" svg:x="10.345cm" svg:y="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345cm" svg:y1="8.2cm" svg:x2="10.345cm" svg:y2="7.4cm">
          <text:p/>
        </draw:line>
        <draw:line draw:style-name="gr4" draw:text-style-name="P1" draw:layer="layout" svg:x1="17.118cm" svg:y1="8.2cm" svg:x2="17.118cm" svg:y2="7.4cm">
          <text:p/>
        </draw:line>
        <draw:line draw:style-name="gr83" draw:text-style-name="P1" draw:layer="layout" svg:x1="12.4cm" svg:y1="8.2cm" svg:x2="12.4cm" svg:y2="4.093cm">
          <text:p/>
        </draw:line>
        <draw:line draw:style-name="gr84" draw:text-style-name="P1" draw:layer="layout" svg:x1="13.77cm" svg:y1="8.917cm" svg:x2="13.77cm" svg:y2="9.8cm">
          <text:p/>
        </draw:line>
        <draw:custom-shape draw:style-name="gr41" draw:text-style-name="P2" draw:layer="layout" svg:width="0.158cm" svg:height="0.156cm" svg:x="13.666cm" svg:y="8.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18" draw:layer="layout" svg:width="1.227cm" svg:height="1.198cm" svg:x="13.305cm" svg:y="7.532cm">
          <draw:text-box>
            <text:p><text:span text:style-name="T6">O</text:span></text:p>
          </draw:text-box>
        </draw:frame>
        <draw:path draw:style-name="gr7" draw:text-style-name="P1" draw:layer="layout" svg:width="3.534cm" svg:height="1.885cm" draw:transform="skewX (0.403694655986288) rotate (0.604756585816035) translate (13.8cm 8.2cm)" svg:viewBox="0 0 3535 1886" svg:d="M0 0c1945 0 3535 1886 3535 1886">
          <text:p/>
        </draw:path>
        <draw:custom-shape draw:style-name="gr85" draw:text-style-name="P19" draw:layer="layout" svg:width="0.763cm" svg:height="0.2cm" svg:x="15.106cm" svg:y="7.6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.112cm" svg:height="0.911cm" svg:x="14.958cm" svg:y="7.309cm">
          <draw:text-box>
            <text:p text:style-name="P25"><text:span text:style-name="T1">5</text:span><text:span text:style-name="T1">m</text:span></text:p>
          </draw:text-box>
        </draw:frame>
        <draw:path draw:style-name="gr7" draw:text-style-name="P1" draw:layer="layout" svg:width="1.355cm" svg:height="0.722cm" draw:transform="skewX (-0.865508776063988) rotate (-2.52915661906498) translate (14.8797560870891cm 9.02033968385983cm)" svg:viewBox="0 0 1356 723" svg:d="M1356 0c-740 0-1356 723-1356 723">
          <text:p/>
        </draw:path>
        <draw:custom-shape draw:style-name="gr86" draw:text-style-name="P19" draw:layer="layout" svg:width="0.718cm" svg:height="0.245cm" svg:x="12.8cm" svg:y="8.485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.112cm" svg:height="0.911cm" svg:x="12.566cm" svg:y="8.114cm">
          <draw:text-box>
            <text:p text:style-name="P25"><text:span text:style-name="T1">2</text:span><text:span text:style-name="T1">m</text:span></text:p>
          </draw:text-box>
        </draw:frame>
        <draw:frame draw:style-name="gr11" draw:text-style-name="P18" draw:layer="layout" svg:width="1.112cm" svg:height="0.911cm" svg:x="13.816cm" svg:y="8.976cm">
          <draw:text-box>
            <text:p text:style-name="P25"><text:span text:style-name="T1">1</text:span><text:span text:style-name="T1">m</text:span></text:p>
          </draw:text-box>
        </draw:frame>
        <draw:path draw:style-name="gr7" draw:text-style-name="P1" draw:layer="layout" svg:width="4.134cm" svg:height="1.955cm" draw:transform="skewX (0.247662220857995) rotate (2.06385184048329) translate (12.4cm 8.226cm)" svg:viewBox="0 0 4135 1956" svg:d="M0 0c2262 0 4135 1956 4135 1956">
          <text:p/>
        </draw:path>
        <draw:custom-shape draw:style-name="gr87" draw:text-style-name="P19" draw:layer="layout" svg:width="0.4cm" svg:height="0.373cm" svg:x="11.8cm" svg:y="5.34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.112cm" svg:height="0.911cm" svg:x="11.288cm" svg:y="5.089cm">
          <draw:text-box>
            <text:p text:style-name="P25"><text:span text:style-name="T1">6</text:span><text:span text:style-name="T1">m</text:span></text:p>
          </draw:text-box>
        </draw:frame>
        <draw:line draw:style-name="gr4" draw:text-style-name="P1" draw:layer="layout" svg:x1="12.788cm" svg:y1="8.252cm" svg:x2="12.788cm" svg:y2="7.852cm">
          <text:p/>
        </draw:line>
        <draw:line draw:style-name="gr4" draw:text-style-name="P1" draw:layer="layout" svg:x1="12.417cm" svg:y1="7.859cm" svg:x2="12.788cm" svg:y2="7.852cm">
          <text:p/>
        </draw:line>
        <draw:line draw:style-name="gr84" draw:text-style-name="P1" draw:layer="layout" svg:x1="12.4cm" svg:y1="8.2cm" svg:x2="17.118cm" svg:y2="8.2cm">
          <text:p/>
        </draw:line>
        <draw:custom-shape draw:style-name="gr42" draw:text-style-name="P19" draw:layer="layout" svg:width="0.328cm" svg:height="0.328cm" svg:x="12.23cm" svg:y="3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3" draw:text-style-name="P1" draw:layer="layout" svg:x1="12.4cm" svg:y1="3.582cm" svg:x2="12.4cm" svg:y2="3.689cm">
          <text:p/>
        </draw:line>
        <draw:line draw:style-name="gr83" draw:text-style-name="P1" draw:layer="layout" svg:x1="12.634cm" svg:y1="3.675cm" svg:x2="12.558cm" svg:y2="3.751cm">
          <text:p/>
        </draw:line>
        <draw:line draw:style-name="gr83" draw:text-style-name="P1" draw:layer="layout" svg:x1="12.734cm" svg:y1="3.928cm" svg:x2="12.627cm" svg:y2="3.927cm">
          <text:p/>
        </draw:line>
        <draw:line draw:style-name="gr83" draw:text-style-name="P1" draw:layer="layout" svg:x1="12.654cm" svg:y1="4.174cm" svg:x2="12.579cm" svg:y2="4.098cm">
          <text:p/>
        </draw:line>
        <draw:line draw:style-name="gr83" draw:text-style-name="P1" draw:layer="layout" svg:x1="12.154cm" svg:y1="3.928cm" svg:x2="12.047cm" svg:y2="3.927cm">
          <text:p/>
        </draw:line>
        <draw:line draw:style-name="gr83" draw:text-style-name="P1" draw:layer="layout" svg:x1="12.216cm" svg:y1="4.093cm" svg:x2="12.14cm" svg:y2="4.169cm">
          <text:p/>
        </draw:line>
        <draw:line draw:style-name="gr83" draw:text-style-name="P1" draw:layer="layout" svg:x1="12.22cm" svg:y1="3.74cm" svg:x2="12.145cm" svg:y2="3.664cm">
          <text:p/>
        </draw:line>
        <presentation:notes draw:style-name="dp2">
          <draw:page-thumbnail draw:style-name="gr23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2-15T21:10:05.334681573</dc:date>
    <meta:editing-duration>PT1H11M56S</meta:editing-duration>
    <meta:editing-cycles>13</meta:editing-cycles>
    <meta:generator>LibreOffice/6.0.7.3$Linux_X86_64 LibreOffice_project/00m0$Build-3</meta:generator>
    <meta:document-statistic meta:object-count="507"/>
  </office:meta>
</office:document-meta>
</file>